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CA00000122CA004E2F1BFFD85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1.5667in"/>
    </style:style>
    <style:style style:name="Table2.B" style:family="table-column">
      <style:table-column-properties style:column-width="1.567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break-before="page"/>
    </style:style>
    <style:style style:name="P5" style:family="paragraph" style:parent-style-name="Standard">
      <style:paragraph-properties fo:margin-top="0.139in" fo:margin-bottom="0.111in" loext:contextual-spacing="false" fo:line-height="100%"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 style:family="paragraph" style:parent-style-name="Standard">
      <style:paragraph-properties fo:margin-left="0in" fo:margin-right="0in" fo:margin-top="0.0555in" fo:margin-bottom="0.111in" loext:contextual-spacing="false" fo:line-height="100%" fo:text-indent="0in" style:auto-text-indent="false">
        <style:tab-stops>
          <style:tab-stop style:position="6.2709in" style:type="right"/>
        </style:tab-stops>
      </style:paragraph-properties>
    </style:style>
    <style:style style:name="P9" style:family="paragraph" style:parent-style-name="Standard">
      <style:paragraph-properties fo:margin-left="0in" fo:margin-right="0in" fo:margin-top="0.139in" fo:margin-bottom="0.111in" loext:contextual-spacing="false" fo:line-height="100%" fo:text-indent="0in" style:auto-text-indent="false">
        <style:tab-stops>
          <style:tab-stop style:position="6.2709in" style:type="right"/>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25in" fo:margin-right="0in" fo:margin-top="0.0417in" fo:margin-bottom="0.111in" loext:contextual-spacing="false" fo:line-height="100%" fo:text-indent="0in" style:auto-text-indent="false">
        <style:tab-stops>
          <style:tab-stop style:position="6.2709in" style:type="right"/>
        </style:tab-stops>
      </style:paragraph-properties>
    </style:style>
    <style:style style:name="P12" style:family="paragraph" style:parent-style-name="Standard">
      <style:paragraph-properties fo:margin-left="0.5in" fo:margin-right="0in" fo:margin-top="0.0417in" fo:margin-bottom="0.111in" loext:contextual-spacing="false" fo:line-height="100%" fo:text-indent="0in" style:auto-text-indent="false">
        <style:tab-stops>
          <style:tab-stop style:position="6.2709in" style:type="right"/>
        </style:tab-stops>
      </style:paragraph-properties>
    </style:style>
    <style:style style:name="P13" style:family="paragraph" style:parent-style-name="Standard">
      <style:paragraph-properties fo:margin-left="0.5in" fo:margin-right="0in" fo:margin-top="0.1665in" fo:margin-bottom="0.1665in" loext:contextual-spacing="false" fo:line-height="100%" fo:text-indent="0in" style:auto-text-indent="false"/>
    </style:style>
    <style:style style:name="P14"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6">
      <style:paragraph-properties fo:margin-left="0.5in" fo:margin-right="0in" fo:margin-top="0.1665in" fo:margin-bottom="0.1665in" loext:contextual-spacing="false" fo:line-height="100%"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4">
      <style:paragraph-properties fo:margin-left="0.5in" fo:margin-right="0in"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list-style-name="WWNum3">
      <style:paragraph-properties fo:margin-left="0.5in" fo:margin-right="0in" fo:margin-top="0.139in" fo:margin-bottom="0in" loext:contextual-spacing="false" fo:text-indent="-0.25in" style:auto-text-indent="false"/>
    </style:style>
    <style:style style:name="P24" style:family="paragraph" style:parent-style-name="Standard" style:list-style-name="WWNum1">
      <style:paragraph-properties fo:margin-left="0.5in" fo:margin-right="0in" fo:margin-top="0.139in" fo:margin-bottom="0in" loext:contextual-spacing="false" fo:text-indent="-0.25in" style:auto-text-indent="false"/>
    </style:style>
    <style:style style:name="P25" style:family="paragraph" style:parent-style-name="Standard" style:list-style-name="WWNum3">
      <style:paragraph-properties fo:margin-left="0.5in" fo:margin-right="0in" fo:margin-top="0in" fo:margin-bottom="0.111in" loext:contextual-spacing="false" fo:text-indent="-0.25in" style:auto-text-indent="false"/>
    </style:style>
    <style:style style:name="P26" style:family="paragraph" style:parent-style-name="Standard" style:list-style-name="WWNum1">
      <style:paragraph-properties fo:margin-left="0.5in" fo:margin-right="0in" fo:margin-top="0in" fo:margin-bottom="0.111in" loext:contextual-spacing="false" fo:text-indent="-0.25in" style:auto-text-indent="false"/>
    </style:style>
    <style:style style:name="P27" style:family="paragraph" style:parent-style-name="Standard" style:list-style-name="WWNum7">
      <style:paragraph-properties fo:margin-left="0.5in" fo:margin-right="0in" fo:margin-top="0in" fo:margin-bottom="0in" loext:contextual-spacing="false" fo:line-height="108%" fo:text-align="justify" style:justify-single-word="false" fo:keep-together="auto" fo:orphans="2" fo:widows="2" fo:text-indent="-0.25in" style:auto-text-indent="false" fo:padding="0in" fo:border="none" fo:keep-with-next="auto"/>
    </style:style>
    <style:style style:name="P28" style:family="paragraph" style:parent-style-name="Standard" style:list-style-name="WWNum7">
      <style:paragraph-properties fo:margin-left="0.5in" fo:margin-right="0in" fo:margin-top="0in" fo:margin-bottom="0.111in" loext:contextual-spacing="false" fo:line-height="108%" fo:text-align="justify" style:justify-single-word="false" fo:keep-together="auto" fo:orphans="2" fo:widows="2" fo:text-indent="-0.25in" style:auto-text-indent="false" fo:padding="0in" fo:border="none" fo:keep-with-next="auto"/>
    </style:style>
    <style:style style:name="P29" style:family="paragraph" style:parent-style-name="Standard">
      <style:paragraph-properties fo:padding="0.028in" fo:border="0.99pt solid #000000"/>
    </style:style>
    <style:style style:name="P30" style:family="paragraph" style:parent-style-name="Standard">
      <style:paragraph-properties fo:text-align="justify" style:justify-single-word="false" fo:padding="0.028in" fo:border="0.99pt solid #000000"/>
    </style:style>
    <style:style style:name="P31" style:family="paragraph" style:parent-style-name="Standard">
      <style:paragraph-properties fo:text-align="start" style:justify-single-word="false" fo:padding="0.028in" fo:border="0.99pt solid #000000"/>
    </style:style>
    <style:style style:name="P32" style:family="paragraph" style:parent-style-name="Standard">
      <style:paragraph-properties fo:margin-top="0in" fo:margin-bottom="0.111in" loext:contextual-spacing="false" fo:line-height="108%" fo:text-align="start" style:justify-single-word="false" fo:orphans="0" fo:widows="0" fo:padding="0.028in" fo:border="0.99pt solid #000000"/>
    </style:style>
    <style:style style:name="P33" style:family="paragraph" style:parent-style-name="Standard" style:master-page-name="Standard">
      <style:paragraph-properties style:page-number="auto"/>
    </style:style>
    <style:style style:name="P34" style:family="paragraph" style:parent-style-name="Heading_20_1">
      <style:paragraph-properties fo:text-align="center" style:justify-single-word="false"/>
    </style:style>
    <style:style style:name="P35" style:family="paragraph" style:parent-style-name="Heading_20_1">
      <style:paragraph-properties fo:text-align="start" style:justify-single-word="false"/>
    </style:style>
    <style:style style:name="P36" style:family="paragraph" style:parent-style-name="Heading_20_1">
      <style:paragraph-properties fo:break-before="page"/>
    </style:style>
    <style:style style:name="P37" style:family="paragraph" style:parent-style-name="Heading_20_1">
      <style:paragraph-properties fo:text-align="center" style:justify-single-word="false" fo:break-before="page"/>
    </style:style>
    <style:style style:name="P38" style:family="paragraph" style:parent-style-name="Heading_20_3">
      <style:paragraph-properties fo:margin-top="0.139in" fo:margin-bottom="0.111in" loext:contextual-spacing="false" fo:line-height="108%"/>
    </style:style>
    <style:style style:name="P39" style:family="paragraph" style:parent-style-name="Heading_20_2">
      <style:paragraph-properties fo:margin-top="0.278in" fo:margin-bottom="0.111in" loext:contextual-spacing="false" fo:line-height="108%"/>
    </style:style>
    <style:style style:name="T1" style:family="text">
      <style:text-properties fo:color="#0563c1"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background-color="#ffffff"/>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6" style:family="text">
      <style:text-properties fo:font-weight="bold" style:font-weight-asian="bold"/>
    </style:style>
    <style:style style:name="T7" style:family="text">
      <style:text-properties fo:font-size="13pt" style:font-size-asian="13pt" style:font-size-complex="13pt"/>
    </style:style>
    <style:style style:name="T8" style:family="text">
      <style:text-properties fo:font-style="italic" style:font-style-asian="italic"/>
    </style:style>
    <style:style style:name="T9" style:family="text">
      <style:text-properties fo:font-style="italic" fo:font-weight="normal" style:font-style-asian="italic" style:font-weight-asian="normal"/>
    </style:style>
    <style:style style:name="T10" style:family="text">
      <style:text-properties style:font-name="Courier New" fo:font-size="8pt" style:font-name-asian="Courier New2" style:font-size-asian="8pt" style:font-name-complex="Courier New2" style:font-size-complex="8pt"/>
    </style:style>
    <style:style style:name="T11" style:family="text">
      <style:text-properties style:font-name="Courier New" style:font-name-asian="Courier New2" style:font-name-complex="Courier New2"/>
    </style:style>
    <style:style style:name="T12" style:family="text">
      <style:text-properties style:font-name="Courier New" fo:font-size="9pt" style:font-name-asian="Courier New2" style:font-size-asian="9pt" style:font-name-complex="Courier New2" style:font-size-complex="9pt"/>
    </style:style>
    <style:style style:name="T13" style:family="text">
      <style:text-properties style:font-name="Courier New" fo:font-size="10pt" style:font-name-asian="Courier New2" style:font-size-asian="10pt" style:font-name-complex="Courier New2" style:font-size-complex="10pt"/>
    </style:style>
    <style:style style:name="T14" style:family="text">
      <style:text-properties fo:color="#252525" fo:background-color="#ffffff"/>
    </style:style>
    <style:style style:name="T15" style:family="text">
      <style:text-properties fo:color="#cc0000"/>
    </style:style>
    <style:style style:name="T16" style:family="text">
      <style:text-properties fo:color="#cc0000" fo:font-size="13pt" style:font-size-asian="13pt" style:font-size-complex="13pt"/>
    </style:style>
    <style:style style:name="T17" style:family="text">
      <style:text-properties style:text-underline-style="none"/>
    </style:style>
    <style:style style:name="T18" style:family="text">
      <style:text-properties fo:font-weight="normal" style:font-weight-asian="normal"/>
    </style:style>
    <style:style style:name="T19" style:family="text">
      <style:text-properties style:font-name="Cambria" fo:font-size="12pt" fo:font-style="italic" style:font-name-asian="Cambria1" style:font-size-asian="12pt" style:font-style-asian="italic" style:font-name-complex="Cambria1" style:font-size-complex="12pt"/>
    </style:style>
    <style:style style:name="T20" style:family="text">
      <style:text-properties style:font-name="Calibri" fo:font-weight="normal" style:font-name-asian="Calibri1" style:font-weight-asian="normal" style:font-name-complex="Calibri1"/>
    </style:style>
    <style:style style:name="T21" style:family="text">
      <style:text-properties fo:font-size="10pt" style:font-size-asian="10pt" style:font-size-complex="10pt"/>
    </style:style>
    <style:style style:name="T22" style:family="text">
      <style:text-properties style:font-name="Arial" fo:font-size="10pt" style:font-name-asian="Arial1" style:font-size-asian="10pt" style:font-name-complex="Arial1" style:font-size-complex="10pt"/>
    </style:style>
    <style:style style:name="T23" style:family="text">
      <style:text-properties fo:color="#000000" style:font-name="Arial" fo:font-size="10pt" style:font-name-asian="Arial1" style:font-size-asian="10pt" style:font-name-complex="Arial1" style:font-size-complex="10pt"/>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8rbfr04z3qzs"/>Red Hat Satellite 6.5 and 6.6 Tuning Guide</text:p>
      <text:p text:style-name="Subtitle"><text:bookmark text:name="_j5o4cx9at0t4"/><text:soft-page-break/>RED HAT PERFORMANCE ENGINEERING</text:p>
      <text:p text:style-name="P4">Performance Tuning for Red Hat Satellite 6.5 and 6.6</text:p>
      <text:p text:style-name="Standard"/>
      <text:p text:style-name="Standard">Pradeep Surisetty &lt;<text:a xlink:type="simple" xlink:href="mailto:psuriset@redhat.com" text:style-name="ListLabel_20_73" text:visited-style-name="ListLabel_20_73"><text:span text:style-name="T1">psuriset@redhat.com</text:span></text:a>&gt;</text:p>
      <text:p text:style-name="Standard">Jan Hutar &lt;<text:a xlink:type="simple" xlink:href="mailto:jhutar@redhat.com" text:style-name="ListLabel_20_73" text:visited-style-name="ListLabel_20_73"><text:span text:style-name="T1">jhutar@redhat.com</text:span></text:a>&gt;</text:p>
      <text:p text:style-name="Standard">Mike McCune &lt;<text:a xlink:type="simple" xlink:href="mailto:mmccune@redhat.com" text:style-name="ListLabel_20_74" text:visited-style-name="ListLabel_20_74"><text:span text:style-name="T2">mmccune@redhat.com</text:span></text:a>&gt;</text:p>
      <text:p text:style-name="Standard">Sureshkumar Thirugnanasambandan &lt;<text:a xlink:type="simple" xlink:href="mailto:sthirugn@redhat.com" text:style-name="ListLabel_20_74" text:visited-style-name="ListLabel_20_74"><text:span text:style-name="T2">sthirugn@redhat.com</text:span></text:a>&gt;</text:p>
      <text:p text:style-name="Standard">Imaanpreet Kaur &lt;<text:a xlink:type="simple" xlink:href="mailto:ikaur@redhat.com" text:style-name="ListLabel_20_74" text:visited-style-name="ListLabel_20_74"><text:span text:style-name="T2">ikaur@redhat.com</text:span></text:a>&gt;</text:p>
      <text:p text:style-name="Standard">Andrew Puch <text:a xlink:type="simple" xlink:href="mailto:apuch@redhat.com" text:style-name="ListLabel_20_74" text:visited-style-name="ListLabel_20_74"><text:span text:style-name="T2">&lt;apuch@redhat.com&gt;</text:span></text:a></text:p>
      <text:p text:style-name="Standard"/>
      <text:p text:style-name="Standard"/>
      <text:p text:style-name="Standard"/>
      <text:p text:style-name="P36"><text:bookmark text:name="_gjdgxs"/>Legal Notice</text:p>
      <text:p text:style-name="Standard">Copyright © 2019 Red Hat, Inc.</text:p>
      <text:p text:style-name="Standard">The text of and illustrations in this document are licensed by Red Hat under a Creative Commons Attribution–Share Alike 3.0 Unported license ("CC-BY-SA"). </text:p>
      <text:p text:style-name="Standard">An explanation of CC-BY-SA is available at </text:p>
      <text:p text:style-name="Standard">http://creativecommons.org/licenses/by-sa/3.0/ </text:p>
      <text:p text:style-name="Standard">In accordance with CC-BY-SA, if you distribute this document or an adaptation of it, you must provide the URL for the original version. Red Hat, as the licensor of this document, waives the right to enforce, and agrees not to assert, Section 4d of CC-BY-SA to the fullest extent permitted by applicable law. Red Hat, Red Hat Enterprise Linux, the Shadowman logo, JBoss, OpenShift, Fedora, the Infinity logo, and RHCE are trademarks of Red Hat, Inc., registered in the United States and other countries. </text:p>
      <text:p text:style-name="Standard">Linux ® is the registered trademark of Linus Torvalds in the United States and other countries. </text:p>
      <text:p text:style-name="Standard">Java ® is a registered trademark of Oracle and/or its affiliates. </text:p>
      <text:p text:style-name="Standard">XFS ® is a trademark of Silicon Graphics International Corp. or its subsidiaries in the United States and/or other countries. </text:p>
      <text:p text:style-name="Standard">MySQL ® is a registered trademark of MySQL AB in the United States, the European Union and other countries. </text:p>
      <text:p text:style-name="Standard">Node.js ® is an official trademark of Joyent. Red Hat Software Collections is not formally related to or endorsed by the official Joyent Node.js open source or commercial project. </text:p>
      <text:p text:style-name="Standard">The OpenStack ® Word Mark and OpenStack logo are either registered trademarks/service marks or trademarks/service marks of the OpenStack Foundation, in the United States and other countries and are used with the OpenStack Foundation's permission. We are not affiliated with, endorsed or sponsored by the OpenStack Foundation, or the OpenStack community. </text:p>
      <text:p text:style-name="Standard">All other trademarks are the property of their respective owners</text:p>
      <text:p text:style-name="Heading_20_1"><text:bookmark text:name="_30j0zll"/></text:p>
      <text:p text:style-name="P36"><text:bookmark text:name="_m7wnf857pb2n"/>Abstract</text:p>
      <text:p text:style-name="Standard">The performance tuning guide aims to cover the set of tunings and tips that can be used as a reference to scale up your Red Hat Satellite 6.5 and 6.6 environment.</text:p>
      <text:p text:style-name="Standard"/>
      <text:p text:style-name="Heading_20_1"><text:bookmark text:name="_yo6lmg2aspvj"/>Document version</text:p>
      <text:p text:style-name="Standard"/>
      <table:table table:name="Table1" table:style-name="Table1">
        <table:table-column table:style-name="Table1.A"/>
        <table:table-column table:style-name="Table1.B"/>
        <table:table-row table:style-name="Table1.1">
          <table:table-cell table:style-name="Table1.A1" office:value-type="string">
            <text:p text:style-name="P6">Version</text:p>
          </table:table-cell>
          <table:table-cell table:style-name="Table1.A1" office:value-type="string">
            <text:p text:style-name="P6">Date</text:p>
          </table:table-cell>
        </table:table-row>
        <table:table-row table:style-name="Table1.1">
          <table:table-cell table:style-name="Table1.A1" office:value-type="string">
            <text:p text:style-name="P6">6.6.1</text:p>
          </table:table-cell>
          <table:table-cell table:style-name="Table1.A1" office:value-type="string">
            <text:p text:style-name="P6">12/3/2019</text:p>
          </table:table-cell>
        </table:table-row>
        <table:table-row table:style-name="Table1.1">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6"/>
          </table:table-cell>
          <table:table-cell table:style-name="Table1.A1" office:value-type="string">
            <text:p text:style-name="P6"/>
          </table:table-cell>
        </table:table-row>
      </table:table>
      <text:p text:style-name="Standard"/>
      <text:p text:style-name="Standard"/>
      <text:p text:style-name="P36"><text:bookmark text:name="_z0j20816s6ce"/>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gjdgxs" text:style-name="Index_20_Link" text:visited-style-name="Index_20_Link"><text:span text:style-name="T4">Legal Notice</text:span></text:a><text:span text:style-name="T4"><text:tab/>2</text:span></text:p>
          <text:p text:style-name="P9"><text:a xlink:type="simple" xlink:href="#_m7wnf857pb2n" text:style-name="Index_20_Link" text:visited-style-name="Index_20_Link"><text:span text:style-name="T4">Abstract</text:span></text:a><text:span text:style-name="T4"><text:tab/>3</text:span></text:p>
          <text:p text:style-name="P9"><text:a xlink:type="simple" xlink:href="#_z0j20816s6ce" text:style-name="Index_20_Link" text:visited-style-name="Index_20_Link"><text:span text:style-name="T4">Table of Contents</text:span></text:a><text:span text:style-name="T4"><text:tab/>4</text:span></text:p>
          <text:p text:style-name="P9"><text:a xlink:type="simple" xlink:href="#_a1jxkj5qkof9" text:style-name="Index_20_Link" text:visited-style-name="Index_20_Link"><text:span text:style-name="T6">Chapter 1: Introduction</text:span></text:a><text:span text:style-name="T6"><text:tab/>6</text:span></text:p>
          <text:p text:style-name="P9"><text:a xlink:type="simple" xlink:href="#_3znysh7" text:style-name="Index_20_Link" text:visited-style-name="Index_20_Link"><text:span text:style-name="T4">Chapter 2: System Requirements</text:span></text:a><text:span text:style-name="T4"><text:tab/>7</text:span></text:p>
          <text:p text:style-name="P11"><text:a xlink:type="simple" xlink:href="#_7sfd6ip3ssx2" text:style-name="Index_20_Link" text:visited-style-name="Index_20_Link"><text:span text:style-name="T5">2.1 Using custom-hiera.yaml</text:span></text:a><text:span text:style-name="T5"><text:tab/>7</text:span></text:p>
          <text:p text:style-name="P9"><text:a xlink:type="simple" xlink:href="#_hgpxjg6qm9fi" text:style-name="Index_20_Link" text:visited-style-name="Index_20_Link"><text:span text:style-name="T4">2.2 Quick Tuning Guide</text:span></text:a><text:span text:style-name="T4"><text:tab/>7</text:span></text:p>
          <text:p text:style-name="P9"><text:a xlink:type="simple" xlink:href="#_2et92p0" text:style-name="Index_20_Link" text:visited-style-name="Index_20_Link"><text:span text:style-name="T4">Chapter 3: Top Performance Considerations</text:span></text:a><text:span text:style-name="T4"><text:tab/>9</text:span></text:p>
          <text:p text:style-name="P9"><text:a xlink:type="simple" xlink:href="#_tyjcwt" text:style-name="Index_20_Link" text:visited-style-name="Index_20_Link"><text:span text:style-name="T4">Chapter 4: Configuring your environment for Performance</text:span></text:a><text:span text:style-name="T4"><text:tab/>10</text:span></text:p>
          <text:p text:style-name="P11"><text:a xlink:type="simple" xlink:href="#_boj7j9e6e2du" text:style-name="Index_20_Link" text:visited-style-name="Index_20_Link"><text:span text:style-name="T5">4.1. CPU</text:span></text:a><text:span text:style-name="T5"><text:tab/>10</text:span></text:p>
          <text:p text:style-name="P11"><text:a xlink:type="simple" xlink:href="#_1ghx5x6tr7mj" text:style-name="Index_20_Link" text:visited-style-name="Index_20_Link"><text:span text:style-name="T5">4.2. Memory</text:span></text:a><text:span text:style-name="T5"><text:tab/>10</text:span></text:p>
          <text:p text:style-name="P11"><text:a xlink:type="simple" xlink:href="#_9a2ydjx5uvxf" text:style-name="Index_20_Link" text:visited-style-name="Index_20_Link"><text:span text:style-name="T5">4.3. Disk</text:span></text:a><text:span text:style-name="T5"><text:tab/>10</text:span></text:p>
          <text:p text:style-name="P12"><text:a xlink:type="simple" xlink:href="#_2w1h6zvmk62x" text:style-name="Index_20_Link" text:visited-style-name="Index_20_Link"><text:span text:style-name="T5">4.3.1 Benchmarking disk performance</text:span></text:a><text:span text:style-name="T5"><text:tab/>10</text:span></text:p>
          <text:p text:style-name="P11"><text:a xlink:type="simple" xlink:href="#_qa8b8u6bm2lc" text:style-name="Index_20_Link" text:visited-style-name="Index_20_Link"><text:span text:style-name="T5">4.4. Network</text:span></text:a><text:span text:style-name="T5"><text:tab/>11</text:span></text:p>
          <text:p text:style-name="P11"><text:a xlink:type="simple" xlink:href="#_wuar5znkml3g" text:style-name="Index_20_Link" text:visited-style-name="Index_20_Link"><text:span text:style-name="T5">4.5. Server Power Management</text:span></text:a><text:span text:style-name="T5"><text:tab/>11</text:span></text:p>
          <text:p text:style-name="P9"><text:a xlink:type="simple" xlink:href="#_ceoz5d40x5wc" text:style-name="Index_20_Link" text:visited-style-name="Index_20_Link"><text:span text:style-name="T4">Chapter 5: Satellite Configuration Tuning</text:span></text:a><text:span text:style-name="T4"><text:tab/>13</text:span></text:p>
          <text:p text:style-name="P11"><text:a xlink:type="simple" xlink:href="#_e32xdx73o7a5" text:style-name="Index_20_Link" text:visited-style-name="Index_20_Link"><text:span text:style-name="T5">5.1 Tuned profile</text:span></text:a><text:span text:style-name="T5"><text:tab/>13</text:span></text:p>
          <text:p text:style-name="P11"><text:a xlink:type="simple" xlink:href="#_imrugnmj0qtb" text:style-name="Index_20_Link" text:visited-style-name="Index_20_Link"><text:span text:style-name="T5">5.2 <text:s/>Apache HTTPD Performance Tuning</text:span></text:a><text:span text:style-name="T5"><text:tab/>13</text:span></text:p>
          <text:p text:style-name="P12"><text:a xlink:type="simple" xlink:href="#_8d5ra14qmjun" text:style-name="Index_20_Link" text:visited-style-name="Index_20_Link">5.2.1 Configuring how many processes can be launched by Apache httpd</text:a><text:tab/>13</text:p>
          <text:p text:style-name="P12"><text:a xlink:type="simple" xlink:href="#_ffb8tv9sjojp" text:style-name="Index_20_Link" text:visited-style-name="Index_20_Link">5.2.2 Increasing the MaxOpenFiles Limit</text:a><text:tab/>15</text:p>
          <text:p text:style-name="P11"><text:soft-page-break/><text:a xlink:type="simple" xlink:href="#_cgysqrqkh9v8" text:style-name="Index_20_Link" text:visited-style-name="Index_20_Link">5.2.3 Calculating the maximum open files limit for qdrouterd</text:a><text:tab/>15</text:p>
          <text:p text:style-name="P11"><text:a xlink:type="simple" xlink:href="#_x9ovrwfom6sn" text:style-name="Index_20_Link" text:visited-style-name="Index_20_Link">5.2.4 Calculating the maximum open files limit for qpidd</text:a><text:tab/>16</text:p>
          <text:p text:style-name="P11"><text:a xlink:type="simple" xlink:href="#_2cfxdk4o6kgm" text:style-name="Index_20_Link" text:visited-style-name="Index_20_Link">5.2.5 Maximum asynchronous input-output (AIO) requests</text:a><text:tab/>16</text:p>
          <text:p text:style-name="P11"><text:a xlink:type="simple" xlink:href="#_307476tjj2kl" text:style-name="Index_20_Link" text:visited-style-name="Index_20_Link">In this example, 23456 is the maximum number of allowable concurrent AIO requests.</text:a><text:tab/>16</text:p>
          <text:p text:style-name="P11"><text:a xlink:type="simple" xlink:href="#_crua0i4i2eem" text:style-name="Index_20_Link" text:visited-style-name="Index_20_Link">Rebooting the machine also ensures that this change is applied.</text:a><text:tab/>16</text:p>
          <text:p text:style-name="P11"><text:a xlink:type="simple" xlink:href="#_hya7so9m421o" text:style-name="Index_20_Link" text:visited-style-name="Index_20_Link">5.2.6 Storage Considerations</text:a><text:tab/>16</text:p>
          <text:p text:style-name="P11"><text:a xlink:type="simple" xlink:href="#_dt3weqbmhx1g" text:style-name="Index_20_Link" text:visited-style-name="Index_20_Link">5.2.7 mgmt-pub-interval setting</text:a><text:tab/>17</text:p>
          <text:p text:style-name="P11"><text:a xlink:type="simple" xlink:href="#_9b52v9n5hgme" text:style-name="Index_20_Link" text:visited-style-name="Index_20_Link"><text:span text:style-name="T5">5.3 Passenger Tuning</text:span></text:a><text:span text:style-name="T5"><text:tab/>17</text:span></text:p>
          <text:p text:style-name="P11"><text:a xlink:type="simple" xlink:href="#_9ao2cjnza30m" text:style-name="Index_20_Link" text:visited-style-name="Index_20_Link"><text:span text:style-name="T5">5.4 Foreman Tuning</text:span></text:a><text:span text:style-name="T5"><text:tab/>18</text:span></text:p>
          <text:p text:style-name="P11"><text:a xlink:type="simple" xlink:href="#_tldqyxn77q5j" text:style-name="Index_20_Link" text:visited-style-name="Index_20_Link"><text:span text:style-name="T5">5.5 Dynflow Tuning</text:span></text:a><text:span text:style-name="T5"><text:tab/>18</text:span></text:p>
          <text:p text:style-name="P11"><text:a xlink:type="simple" xlink:href="#_3cgw49agcj61" text:style-name="Index_20_Link" text:visited-style-name="Index_20_Link"><text:span text:style-name="T5">5.6 PostgreSQL Tuning</text:span></text:a><text:span text:style-name="T5"><text:tab/>19</text:span></text:p>
          <text:p text:style-name="P12"><text:a xlink:type="simple" xlink:href="#_89ki8srr1gc4" text:style-name="Index_20_Link" text:visited-style-name="Index_20_Link"><text:span text:style-name="T5">5.6.1 Benchmarking raw DB performance</text:span></text:a><text:span text:style-name="T5"><text:tab/>20</text:span></text:p>
          <text:p text:style-name="P11"><text:a xlink:type="simple" xlink:href="#_33axpa7pc0ix" text:style-name="Index_20_Link" text:visited-style-name="Index_20_Link"><text:span text:style-name="T5">5.7 MongoDb Tuning</text:span></text:a><text:span text:style-name="T5"><text:tab/>20</text:span></text:p>
          <text:p text:style-name="P12"><text:a xlink:type="simple" xlink:href="#_drz22elbe9nu" text:style-name="Index_20_Link" text:visited-style-name="Index_20_Link"><text:span text:style-name="T5">5.7.1 Benchmarking raw performance</text:span></text:a><text:span text:style-name="T5"><text:tab/>20</text:span></text:p>
          <text:p text:style-name="P9"><text:a xlink:type="simple" xlink:href="#_s01cl0bvzwkb" text:style-name="Index_20_Link" text:visited-style-name="Index_20_Link"><text:span text:style-name="T6">Chapter 6: Satellite Configuration for External Databases for Postgres / MongoDB</text:span></text:a><text:span text:style-name="T6"><text:tab/>22</text:span></text:p>
          <text:p text:style-name="P11"><text:a xlink:type="simple" xlink:href="#_8eokcyui7m4s" text:style-name="Index_20_Link" text:visited-style-name="Index_20_Link">6.1 <text:s/>cite</text:a><text:tab/>22</text:p>
        </text:index-body>
      </text:table-of-content>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text:bookmark text:name="_1fob9te"/></text:p>
      <text:p text:style-name="P34"><text:bookmark text:name="_a1jxkj5qkof9"/>Chapter 1: Introduction</text:p>
      <text:p text:style-name="P1"><text:soft-page-break/>This document aims to provide the guidelines for tuning Red Hat Satellite 6 for performance and scalability. Although a lot of care has been given to make the content applicable to cover a wide set of use cases, if there is some use case which has not been covered, please feel free to reach out to Red Hat for support for the undocumented use case.</text:p>
      <text:p text:style-name="P1">Red Hat Satellite is a complete system management product that enables system administrators to manage the full life cycle of Red Hat product deployments. Red Hat Satellite can manage these deployments across physical, virtual and private clouds. Red Hat Satellite delivers system provisioning, configuration management, software management, subscription management, and does so while maintaining high scalability and security.</text:p>
      <text:p text:style-name="P1">For more information on Red Hat Satellite 6, please visit:</text:p>
      <text:p text:style-name="P1"><text:a xlink:type="simple" xlink:href="https://access.redhat.com/documentation/en-us/red_hat_satellite/6.5/" text:style-name="ListLabel_20_73" text:visited-style-name="ListLabel_20_73"><text:span text:style-name="T1">https://access.redhat.com/documentation/en/red-hat-satellite/</text:span></text:a></text:p>
      <text:p text:style-name="P1"/>
      <text:p text:style-name="Standard"/>
      <text:p text:style-name="P37"><text:bookmark text:name="_3znysh7"/>Chapter 2: System Requirements</text:p>
      <text:p text:style-name="Standard">For details of Red Hat Satellite 6 hardware and software requirements, please take a look at <text:a xlink:type="simple" xlink:href="https://access.redhat.com/documentation/en-us/red_hat_satellite/6.5/html/installing_satellite_server_from_a_connected_network/preparing_your_environment_for_installation" text:style-name="ListLabel_20_73" text:visited-style-name="ListLabel_20_73"><text:span text:style-name="T1">Preparing your environment for </text:span></text:a><text:a xlink:type="simple" xlink:href="https://access.redhat.com/documentation/en-us/red_hat_satellite/6.5/html/installing_satellite_server_from_a_connected_network/preparing_your_environment_for_installation" text:style-name="ListLabel_20_73" text:visited-style-name="ListLabel_20_73"><text:span text:style-name="T1">installation</text:span></text:a>, inside the installation guide.</text:p>
      <text:p text:style-name="Heading_20_2"><text:bookmark text:name="_7sfd6ip3ssx2"/>2.1 Using custom-hiera.yaml</text:p>
      <text:p text:style-name="Standard">Whenever you need to permanently change the default configuration of some of Satellite’s services, prefer changing satellite-installer configuration above changing services configuration files, because these changes would be overwritten on next satellite-installer run (e.g. because of upgrade). More details on how to do that properly can be found in <text:a xlink:type="simple" xlink:href="https://access.redhat.com/documentation/en-us/red_hat_satellite/6.5/html/installing_satellite_server_from_a_connected_network/applying_custom_configuration_to_red_hat_satellite" text:style-name="ListLabel_20_74" text:visited-style-name="ListLabel_20_74"><text:span text:style-name="T2">Applying Custom Configuration to </text:span></text:a><text:a xlink:type="simple" xlink:href="https://access.redhat.com/documentation/en-us/red_hat_satellite/6.5/html/installing_satellite_server_from_a_connected_network/applying_custom_configuration_to_red_hat_satellite" text:style-name="ListLabel_20_74" text:visited-style-name="ListLabel_20_74"><text:span text:style-name="T2">Red</text:span></text:a><text:a xlink:type="simple" xlink:href="https://access.redhat.com/documentation/en-us/red_hat_satellite/6.5/html/installing_satellite_server_from_a_connected_network/applying_custom_configuration_to_red_hat_satellite" text:style-name="ListLabel_20_74" text:visited-style-name="ListLabel_20_74"><text:span text:style-name="T2"> Hat Satellite 6.5</text:span></text:a> appendix of Installer Guide.</text:p>
      <text:p text:style-name="Standard">In short, you need to edit /etc/foreman-installer/custom-hiera.yaml file and then run satellite-installer command. Note that you have to first test changes in non-production environment.</text:p>
      <text:p text:style-name="P35"><text:bookmark text:name="_hgpxjg6qm9fi"/><text:span text:style-name="T7">2.2 </text:span><text:span text:style-name="T7"><office:annotation office:name="__Annotation__423_4094102170"><dc:creator>Andrew Puch</dc:creator><dc:date>2019-06-21T15:29:35</dc:date><text:p><text:span text:style-name="T24">Sat T-Shirt Guide for S,M,L,XL,XXL sizing</text:span></text:p></office:annotation></text:span><text:span text:style-name="T7">Quick Tuning Guide</text:span><office:annotation-end office:name="__Annotation__423_4094102170"/></text:p>
      <text:p text:style-name="Standard">Users who wish to tune their Satellite based on expected managed host counts and hardware allocation can utilize the custom-heira.yaml tuning files we provide publicly on the Red Hat Satellite github repository here:</text:p>
      <text:p text:style-name="Standard"><text:a xlink:type="simple" xlink:href="https://github.com/RedHatSatellite/satellite-support/tree/master/tuning-profiles" text:style-name="ListLabel_20_74" text:visited-style-name="ListLabel_20_74"><text:span text:style-name="T2">https://github.com/RedHatSatellite/satellite-support/tree/master/tuning-profiles</text:span></text:a></text:p>
      <text:p text:style-name="Standard">There are 4 custom sizes provided based on estimates of the number of managed hosts your Satellite will be hosting.</text:p>
      <text:p text:style-name="Standard"/>
      <table:table table:name="Table2" table:style-name="Table2">
        <table:table-column table:style-name="Table2.A"/>
        <table:table-column table:style-name="Table2.B"/>
        <table:table-column table:style-name="Table2.A" table:number-columns-repeated="2"/>
        <table:table-row table:style-name="Table2.1">
          <table:table-cell table:style-name="Table2.A1" office:value-type="string">
            <text:p text:style-name="P6"><office:annotation office:name="__Annotation__446_4094102170"><dc:creator>Andrew Puch</dc:creator><dc:date>2019-06-21T15:34:30</dc:date><text:p><text:span text:style-name="T24">https://access.redhat.com/articles/3586701 extrnal db /mongo db</text:span></text:p></office:annotation><office:annotation office:name="__Annotation__444_4094102170"><dc:creator>Andrew Puch</dc:creator><dc:date>2019-06-21T15:33:57</dc:date><text:p><text:span text:style-name="T24">Also this should have #2 tables with puppet managed host and with out IMHO</text:span></text:p></office:annotation><office:annotation office:name="__Annotation__442_4094102170"><dc:creator>Ashish Humbe</dc:creator><dc:date>2019-06-20T15:10:30</dc:date><text:p><text:span text:style-name="T24">okay, Thanks Mike. I was trying to relate that specific issue here.</text:span></text:p></office:annotation><office:annotation office:name="__Annotation__440_4094102170"><dc:creator>Mike McCune</dc:creator><dc:date>2019-06-20T14:57:26</dc:date><text:p><text:span text:style-name="T24">Ashish, more RAM and CPU may not even help that situation. That is more of a product issue that needs to be addressed and adding hardware will be unlikely to help</text:span></text:p></office:annotation><office:annotation office:name="__Annotation__438_4094102170"><dc:creator>Ashish Humbe</dc:creator><dc:date>2019-06-20T14:44:32</dc:date><text:p><text:span text:style-name="T24">Recently I have a customer case where they have ~5000 hosts on a satellite with 64 GB RAM and while patching ~3000 systems they are facing performance + qpid timeout issues. </text:span></text:p><text:p/><text:p><text:span text:style-name="T24">So I felt whether we need to reduce the max count for DEFAULT profile?</text:span></text:p></office:annotation><office:annotation office:name="__Annotation__436_4094102170"><dc:creator>Pradeep Surisetty</dc:creator><dc:date>2019-06-20T14:05:18</dc:date><text:p><text:span text:style-name="T24">+ahumbe@redhat.com +brianr@redhat.com <text:s/>capacity planning based on number of content hosts</text:span></text:p></office:annotation>Name<office:annotation-end office:name="__Annotation__436_4094102170"/><office:annotation-end office:name="__Annotation__438_4094102170"/><office:annotation-end office:name="__Annotation__440_4094102170"/><office:annotation-end office:name="__Annotation__442_4094102170"/><office:annotation-end office:name="__Annotation__444_4094102170"/><office:annotation-end office:name="__Annotation__446_4094102170"/></text:p>
          </table:table-cell>
          <table:table-cell table:style-name="Table2.A1" office:value-type="string">
            <text:p text:style-name="P6">Number of managed hosts</text:p>
          </table:table-cell>
          <table:table-cell table:style-name="Table2.A1" office:value-type="string">
            <text:p text:style-name="P6">Recommend RAM</text:p>
          </table:table-cell>
          <table:table-cell table:style-name="Table2.A1" office:value-type="string">
            <text:p text:style-name="P6">Recommend Cores </text:p>
          </table:table-cell>
        </table:table-row>
        <table:table-row table:style-name="Table2.1">
          <table:table-cell table:style-name="Table2.A1" office:value-type="string">
            <text:p text:style-name="P6">DEFAULT</text:p>
          </table:table-cell>
          <table:table-cell table:style-name="Table2.A1" office:value-type="string">
            <text:p text:style-name="P6">0-5000</text:p>
          </table:table-cell>
          <table:table-cell table:style-name="Table2.A1" office:value-type="string">
            <text:p text:style-name="P6">20G</text:p>
          </table:table-cell>
          <table:table-cell table:style-name="Table2.A1" office:value-type="string">
            <text:p text:style-name="P6">4</text:p>
          </table:table-cell>
        </table:table-row>
        <table:table-row table:style-name="Table2.1">
          <table:table-cell table:style-name="Table2.A1" office:value-type="string">
            <text:p text:style-name="P6">MEDIUM</text:p>
          </table:table-cell>
          <table:table-cell table:style-name="Table2.A1" office:value-type="string">
            <text:p text:style-name="P6">5000-10000</text:p>
          </table:table-cell>
          <table:table-cell table:style-name="Table2.A1" office:value-type="string">
            <text:p text:style-name="P6">32G</text:p>
          </table:table-cell>
          <table:table-cell table:style-name="Table2.A1" office:value-type="string">
            <text:p text:style-name="P6">8</text:p>
          </table:table-cell>
        </table:table-row>
        <table:table-row table:style-name="Table2.1">
          <table:table-cell table:style-name="Table2.A1" office:value-type="string">
            <text:p text:style-name="P6">LARGE</text:p>
          </table:table-cell>
          <table:table-cell table:style-name="Table2.A1" office:value-type="string">
            <text:p text:style-name="P6">10000-20000</text:p>
          </table:table-cell>
          <table:table-cell table:style-name="Table2.A1" office:value-type="string">
            <text:p text:style-name="P6">64G</text:p>
          </table:table-cell>
          <table:table-cell table:style-name="Table2.A1" office:value-type="string">
            <text:p text:style-name="P6">16</text:p>
          </table:table-cell>
        </table:table-row>
        <table:table-row table:style-name="Table2.1">
          <table:table-cell table:style-name="Table2.A1" office:value-type="string">
            <text:p text:style-name="P6">X-LARGE</text:p>
          </table:table-cell>
          <table:table-cell table:style-name="Table2.A1" office:value-type="string">
            <text:p text:style-name="P6">20000-60000</text:p>
          </table:table-cell>
          <table:table-cell table:style-name="Table2.A1" office:value-type="string">
            <text:p text:style-name="P6">128G</text:p>
          </table:table-cell>
          <table:table-cell table:style-name="Table2.A1" office:value-type="string">
            <text:p text:style-name="P6">32</text:p>
          </table:table-cell>
        </table:table-row>
        <table:table-row table:style-name="Table2.1">
          <table:table-cell table:style-name="Table2.A1" office:value-type="string">
            <text:p text:style-name="P6">2X-LARGE</text:p>
          </table:table-cell>
          <table:table-cell table:style-name="Table2.A1" office:value-type="string">
            <text:p text:style-name="P6">60000+</text:p>
          </table:table-cell>
          <table:table-cell table:style-name="Table2.A1" office:value-type="string">
            <text:p text:style-name="P6">256G+</text:p>
          </table:table-cell>
          <table:table-cell table:style-name="Table2.A1" office:value-type="string">
            <text:p text:style-name="P6">48+</text:p>
          </table:table-cell>
        </table:table-row>
      </table:table>
      <text:p text:style-name="Standard">Instructions for use:</text:p>
      <text:list xml:id="list3372394721" text:style-name="WWNum6">
        <text:list-item>
          <text:p text:style-name="P14">Backup your previous<text:span text:style-name="T8"> /etc/foreman-installer/custom-hiera.yaml </text:span>to custom-hiera.original</text:p>
        </text:list-item>
        <text:list-item>
          <text:p text:style-name="P15">Copy file that matches RAM on your Satellite to /etc/foreman-installer/custom-hiera.yaml</text:p>
        </text:list-item>
        <text:list-item>
          <text:p text:style-name="P16">If you had settings previously added in custom-hiera.original that do not exist in the copied custom-hiera.yaml, you may need to re-add them to the copied file. </text:p>
        </text:list-item>
      </text:list>
      <text:p text:style-name="P13">Take care to preserve values added by the upgrade process such as:<text:line-break/><text:span text:style-name="T10"># Added by foreman-installer during upgrade, run the installer with --upgrade-mongo-storage to upgrade to WiredTiger.<text:line-break/>mongodb::server::storage_engine: 'mmapv1'</text:span></text:p>
      <text:list xml:id="list181258866469645" text:continue-numbering="true" text:style-name="WWNum6">
        <text:list-item>
          <text:p text:style-name="P17"><text:soft-page-break/>run <text:span text:style-name="T8">'satellite-installer'</text:span> with no arguments to apply these settings<text:span text:style-name="T11">.</text:span></text:p>
        </text:list-item>
      </text:list>
      <text:p text:style-name="Standard"/>
      <text:p text:style-name="Standard"/>
      <text:p text:style-name="P37"><text:bookmark text:name="_2et92p0"/>Chapter 3: Top Performance Considerations</text:p>
      <text:p text:style-name="P1">This is the list of things that you can do to improve the performance and scalability of Red Hat Satellite 6:</text:p>
      <text:list xml:id="list2039482420" text:style-name="WWNum7">
        <text:list-item>
          <text:p text:style-name="P27"><text:span text:style-name="T5">Configuring httpd</text:span></text:p>
        </text:list-item>
        <text:list-item>
          <text:p text:style-name="P27"><text:span text:style-name="T5">Configuring passenger to increase concurrency</text:span></text:p>
        </text:list-item>
        <text:list-item>
          <text:p text:style-name="P27"><text:span text:style-name="T5">Configure candlepin</text:span></text:p>
        </text:list-item>
        <text:list-item>
          <text:p text:style-name="P27"><text:span text:style-name="T5">Configure pulp</text:span></text:p>
        </text:list-item>
        <text:list-item>
          <text:p text:style-name="P27"><text:span text:style-name="T5">Configure Foreman’s performance and scalability</text:span></text:p>
        </text:list-item>
        <text:list-item>
          <text:p text:style-name="P27"><text:span text:style-name="T5">Configure Dynflow</text:span></text:p>
        </text:list-item>
        <text:list-item>
          <text:p text:style-name="P27"><text:span text:style-name="T5">Deploy external Capsule(s) in lieu of internal capsules</text:span></text:p>
        </text:list-item>
        <text:list-item>
          <text:p text:style-name="P27"><text:span text:style-name="T5">Configure katello-agent for scalability</text:span></text:p>
        </text:list-item>
        <text:list-item>
          <text:p text:style-name="P27"><text:span text:style-name="T5">Configure hammer to reduce API timeouts</text:span></text:p>
        </text:list-item>
        <text:list-item>
          <text:p text:style-name="P27"><text:span text:style-name="T5">Configure qpid and qdrouterd</text:span></text:p>
        </text:list-item>
        <text:list-item>
          <text:p text:style-name="P27"><text:span text:style-name="T5">Improve PostgreSQL to handle more concurrent loads</text:span></text:p>
        </text:list-item>
        <text:list-item>
          <text:p text:style-name="P27"><text:span text:style-name="T5">Configure the storage for DB workloads</text:span></text:p>
        </text:list-item>
        <text:list-item>
          <text:p text:style-name="P27"><text:span text:style-name="T5">Consider storage needs and network for compatibility with MongoDB</text:span></text:p>
        </text:list-item>
        <text:list-item>
          <text:p text:style-name="P27"><text:span text:style-name="T5">Ensure the storage requirements for Content Views are met</text:span></text:p>
        </text:list-item>
        <text:list-item>
          <text:p text:style-name="P27"><text:span text:style-name="T5">Ensure the system requirements are met</text:span></text:p>
        </text:list-item>
        <text:list-item>
          <text:p text:style-name="P28"><text:span text:style-name="T5">Improve the environment for remote execution</text:span></text:p>
        </text:list-item>
      </text:list>
      <text:p text:style-name="P1"/>
      <text:p text:style-name="Standard"/>
      <text:p text:style-name="P37"><text:bookmark text:name="_tyjcwt"/>Chapter 4: Configuring your environment for Performance</text:p>
      <text:p text:style-name="Heading_20_2"><text:bookmark text:name="_boj7j9e6e2du"/>4.1. CPU</text:p>
      <text:p text:style-name="P1">The more physical cores that are available to Satellite 6.5, the higher throughput can be achieved for the tasks. Some of the Satellite components such as Puppet, MongoDB, PostgreSQL are CPU intensive applications and can really benefit from the higher number of available CPU cores.</text:p>
      <text:p text:style-name="Heading_20_2"><text:bookmark text:name="_1ghx5x6tr7mj"/>4.2. Memory</text:p>
      <text:p text:style-name="P1">The higher amount of memory available in the system running Satellite, the better will be the response times for the Satellite operations. Since Satellite uses PostgreSQL and MongoDB as the database solutions, any additional memory coupled with the tunings will provide a boost to the response times of the applications due to increased data retention in the memory.</text:p>
      <text:p text:style-name="Heading_20_2"><text:bookmark text:name="_9a2ydjx5uvxf"/>4.3. Disk</text:p>
      <text:p text:style-name="P1">With Satellite doing heavy IOPS due to repository synchronizations, package data retrieval, high frequency database updates for the subscription records of the content hosts, it is advised that Satellite be installed on a high speed SSD drive so as to avoid performance bottlenecks which may happen due to increased Disk reads or writes. <text:span text:style-name="T14">Satellite 6 requires disk IO to be at or above 60-80 megabytes per second of average throughput for read operations. Anything below this value can have severe implications for the operation of the Satellite.</text:span></text:p>
      <text:p text:style-name="Heading_20_3"><text:bookmark text:name="_2w1h6zvmk62x"/>4.3.1 Benchmarking disk performance</text:p>
      <text:p text:style-name="Standard">We are working to update foreman-maintain to only warn the users when its internal quick 'fio' benchmark results in numbers below our recommended throughput but will not require a whitelist parameter to continue.</text:p>
      <text:p text:style-name="Standard">Also working on an updated benchmark script you can run (which will likely be integrated into foreman-maintain in the future) to get a more accurate real-world storage information. </text:p>
      <text:p text:style-name="Standard">Note: </text:p>
      <text:list xml:id="list2361021960" text:style-name="WWNum8">
        <text:list-item>
          <text:p text:style-name="P18">One may have to temporarily reduce the RAM in order to run the io benchmark, aka if the box has 256GB that is a lot of pulp space, so add mem=20G kernel option in grub. This is needed because script will execute a series of fio based IO tests against a targeted directory specified in its execution. This test will create a very large file that is double (2x) the size of the physical RAM on this system to ensure that we are not just testing the caching at the OS level of the storage.</text:p>
        </text:list-item>
        <text:list-item>
          <text:p text:style-name="P18">Please bear above in mind when benchmarking other filesystems if you have them (like PostgreSQL or MongoDB storage) which might have significantly smaller capacity than Pulp storage and perhaps on different set of storage (SAN, iSCSI, etc).</text:p>
        </text:list-item>
      </text:list>
      <text:p text:style-name="P10">This test does not use directio and will utilize the OS + caching as normal operations would.</text:p>
      <text:p text:style-name="Standard">You can find our first version of the script <text:a xlink:type="simple" xlink:href="https://github.com/RedHatSatellite/satellite-support/blob/master/storage-benchmark" text:style-name="ListLabel_20_74" text:visited-style-name="ListLabel_20_74"><text:span text:style-name="T2">storage-benchmark</text:span></text:a>. To execute just download to your Satellite, chmod +x the script and run:</text:p>
      <text:p text:style-name="P29"><text:span text:style-name="T12"># ./storage-benchmark /var/lib/pulp<text:line-break/>This test creates a test file that is double (2X) the size of this system's<text:line-break/>RAM in GB. This benchmark will create a test file of size: <text:line-break/><text:line-break/>64 Gigabytes<text:line-break/><text:line-break/>in the: [/var/lib/pulp/storage-benchmark] location. This is to ensure that the test utilizes<text:line-break/>a combination of cached and non-cached data during the test.<text:line-break/><text:line-break/>**** WARNING! Please verify you have enough free space to create a 64 GB<text:line-break/>file in this location before proceeding. <text:line-break/><text:line-break/>Do you wish to proceed? (Y/N) Y<text:line-break/><text:line-break/><text:line-break/>Starting IO tests via the 'fio' command. This may take up to an hour or more<text:line-break/>depending on the size of the files being tested. Be patient!<text:line-break/><text:line-break/>************* Running READ test via fio:<text:line-break/><text:line-break/>read-test: (g=0): rw=read, bs=(R) 4096B-4096B, (W) 4096B-4096B, (T) 4096B-4096B, ioengine=psync, iodepth=1<text:line-break/>fio-3.1<text:line-break/>Starting 1 process<text:line-break/>…</text:span></text:p>
      <text:p text:style-name="Standard">As noted in the README block in the script: generally you wish to see on average 100MB/sec or higher in the tests below:</text:p>
      <text:list xml:id="list1972064959" text:style-name="WWNum3">
        <text:list-item>
          <text:p text:style-name="P23"><office:annotation office:name="__Annotation__640_4094102170"><dc:creator>Andrew Puch</dc:creator><dc:date>2019-06-20T09:16:21</dc:date><text:p><text:span text:style-name="T24">+mike.mccune@redhat.com may scipt should say what io looks like , aka bad . so so , <text:s/>good ?</text:span></text:p><text:p><text:span text:style-name="T24">_Assigned to Mike McCune_</text:span></text:p></office:annotation>Local SSD based storage should values of 600MB/sec or higher</text:p>
        </text:list-item>
        <text:list-item>
          <text:p text:style-name="P25">Spinning disks should see values in the range of 100-200MB/sec or higher<office:annotation-end office:name="__Annotation__640_4094102170"/></text:p>
        </text:list-item>
      </text:list>
      <text:p text:style-name="P10">If you see values below this, please open a support ticket for assistance.</text:p>
      <text:p text:style-name="Standard"><text:span text:style-name="T14">Refer this </text:span><text:a xlink:type="simple" xlink:href="https://access.redhat.com/solutions/3397771" text:style-name="ListLabel_20_75" text:visited-style-name="ListLabel_20_75"><text:span text:style-name="T3">blog</text:span></text:a> for more detailed info. </text:p>
      <text:p text:style-name="Heading_20_2"><text:bookmark text:name="_qa8b8u6bm2lc"/><text:soft-page-break/>4.4. Network</text:p>
      <text:p text:style-name="Standard">The communication between the Satellite and Capsules is impacted by the network performance. A decent network with a minimum jitter and low latency is required to enable hassle free operations such as Satellite and Capsule synchronization (at least make sure it is not causing connection resets, etc).</text:p>
      <text:p text:style-name="Heading_20_2"><text:bookmark text:name="_wuar5znkml3g"/>4.5. Server Power Management</text:p>
      <text:p text:style-name="Standard">Your server by default is likely to be configured to conserve power. While this is a good approach to keep the max power consumption in check, it also has a side effect of lowering the performance that Satellite may be able to achieve. For a server running Satellite, it is recommended to set the BIOS to enable the system to be run in performance mode to boost the maximum performance levels that Satellite can achieve.</text:p>
      <text:p text:style-name="P37"><text:bookmark text:name="_ceoz5d40x5wc"/>Chapter 5: Satellite Configuration Tuning</text:p>
      <text:p text:style-name="Standard">Red Hat Satellite as a product comes with a number of components that communicate with each other to produce a final outcome. All these components can be tuned independently of each other to achieve the maximum possible performance for the scenario desired.</text:p>
      <text:p text:style-name="Heading_20_2"><text:bookmark text:name="_e32xdx73o7a5"/>5.1 Tuned profile </text:p>
      <text:p text:style-name="P5">Red Hat Enterprise Linux 7 enables the tuned daemon by default during installation. <text:s/>On bare-metal, it is recommended that Red Hat Satellite 6 and capsule servers run the ‘throughput-performance’ tuned profile. While, if virtualized, they should run the ‘virtual-guest’ profile. If it is not certain the system is currently running the correct profile, check with the ‘tuned-adm active’ command as shown above. More information about tuned is located in the Red Hat Enterprise Linux Performance Tuning Guide. <text:s text:c="2"/></text:p>
      <text:p text:style-name="P30"><text:span text:style-name="T13"># service tuned start </text:span></text:p>
      <text:p text:style-name="P30"><text:span text:style-name="T13"># chkconfig tuned on</text:span></text:p>
      <text:p text:style-name="P30"><text:span text:style-name="T13">RHEL 7 (bare-metal):</text:span></text:p>
      <text:p text:style-name="P30"><text:span text:style-name="T13"># tuned-adm profile throughput-performance</text:span></text:p>
      <text:p text:style-name="P30"><text:span text:style-name="T13">RHEL 7 (virtual machine) </text:span></text:p>
      <text:p text:style-name="P30"><text:span text:style-name="T13"># </text:span><text:span text:style-name="T13"><office:annotation office:name="__Annotation__678_4094102170"><dc:creator>Andrew Puch</dc:creator><dc:date>2019-06-28T20:17:24</dc:date><text:p><text:span text:style-name="T24">we should have a tuned profile in the t-shirt sizing 32,64,128, etc +mike.mccune@redhat.com</text:span></text:p></office:annotation></text:span><text:span text:style-name="T13">tuned-adm profile virtual-guest</text:span><office:annotation-end office:name="__Annotation__678_4094102170"/></text:p>
      <text:p text:style-name="Standard">Transparent Huge Pages is a memory management technique used by the Linux kernel which reduces the overhead of using Translation Lookaside Buffer (TLB) by using larger sized memory pages. Due to databases having Sparse Memory Access patterns instead of Contiguous Memory access patterns, database workloads often perform poorly when Transparent Huge Pages is enabled.</text:p>
      <text:p text:style-name="Standard">To improve performance of MongoDB, Red Hat recommends Transparent Huge Pages be disabled. For details on disabling Transparent Huge Pages, see<text:a xlink:type="simple" xlink:href="https://access.redhat.com/solutions/1320153" text:style-name="ListLabel_20_76" text:visited-style-name="ListLabel_20_76"> </text:a><text:a xlink:type="simple" xlink:href="https://access.redhat.com/solutions/1320153" text:style-name="ListLabel_20_74" text:visited-style-name="ListLabel_20_74"><text:span text:style-name="T2">Red Hat Solution 1320153</text:span></text:a>.<text:tab/></text:p>
      <text:p text:style-name="Heading_20_2"><text:bookmark text:name="_imrugnmj0qtb"/>5.2 <text:s/>Apache HTTPD Performance Tuning</text:p>
      <text:p text:style-name="Standard">Apache httpd forms a core part of the Satellite and acts as a web server for handling the requests that are being made through the Satellite Web UI or exposed APIs. To increase the concurrency of the operations, httpd forms the first point where tuning can help to boost the performance of the Satellite.</text:p>
      <text:p text:style-name="Heading_20_3"><text:bookmark text:name="_8d5ra14qmjun"/>5.2.1 Configuring how many processes can be launched by Apache httpd</text:p>
      <text:p text:style-name="Standard">The version of Apache httpd that ships with Red Hat Satellite 6 by default uses prefork request handling mechanism. With the prefork model of handling the requests, httpd will launch a new process to handle the incoming connection by the client.</text:p>
      <text:p text:style-name="Standard">When the number of requests to the apache exceed the maximum number of child processes that can be launched to handle the incoming connections, an HTTP 503 Service Unavailable Error is raised by Apache.</text:p>
      <text:p text:style-name="Standard">Amidst httpd running out of processes to handle the incoming connections can also result in multiple component failure on the Satellite side due to the dependency of components like Passenger, Pulp on the availability of httpd processes.</text:p>
      <text:p text:style-name="Standard">Based on your expected peak load, you might want to modify the configuration of apache prefork to enable it to handle more concurrent requests.</text:p>
      <text:p text:style-name="Standard">An example modification to the prefork configuration for a server which may desire to handle 150 concurrent content host registrations to Satellite may look like the configuration file example that follows (see <text:a xlink:type="simple" xlink:href="#_7sfd6ip3ssx2" text:style-name="ListLabel_20_74" text:visited-style-name="ListLabel_20_74"><text:span text:style-name="T2">how to use custom-hiera.yaml file</text:span></text:a>; this will modify config file /etc/httpd/conf.modules.d/prefork.conf):</text:p>
      <text:p text:style-name="P29"><text:span text:style-name="T13">File: /etc/foreman-installer/custom-hiera.yaml</text:span></text:p>
      <text:p text:style-name="P29"><text:soft-page-break/><text:span text:style-name="T13">apache::mod::prefork::serverlimit: 582</text:span></text:p>
      <text:p text:style-name="P29"><text:span text:style-name="T13">apache::mod::prefork::maxclients: 582</text:span></text:p>
      <text:p text:style-name="P29"><text:span text:style-name="T13">apache::mod::prefork::startservers: 10</text:span></text:p>
      <text:p text:style-name="Standard">In the above example, the <text:span text:style-name="T8">ServerLimit</text:span> parameter is set only to be able to raise <text:span text:style-name="T8">MaxClients</text:span> value.</text:p>
      <text:p text:style-name="Standard">T<text:span text:style-name="T18">he </text:span><text:span text:style-name="T9">MaxClients</text:span><text:span text:style-name="T18"> (see </text:span><text:span text:style-name="T9">MaxRequestWorker</text:span><text:span text:style-name="T18"> which is a new name in Apache docs) paramete</text:span>r<text:span text:style-name="T18"> </text:span>is<text:span text:style-name="T18"> being used to set the maximum number of child processes that httpd can launch to handle the incoming requests.</text:span></text:p>
      <text:p text:style-name="Standard"><text:span text:style-name="T18">The </text:span><text:span text:style-name="T9">StartServers </text:span><text:span text:style-name="T18">parameter defines how many server processes will be launched by default when the httpd process is started.</text:span></text:p>
      <text:p text:style-name="Standard"><text:span text:style-name="T6">Note: </text:span>While accounting for the limits to be set for the ServerLimit, please take a note of the values for PassengerMaxPoolSize, PassengerMaxRequestQueueSize, number of hosts that may run the client registration in parallel and max number of pulp processes that can be launched. The following formula can be used to estimate the value of ServerLimit parameter:</text:p>
      <text:p text:style-name="P2"><text:span text:style-name="T19"><office:annotation office:name="__Annotation__753_4094102170"><dc:creator>David Davis</dc:creator><dc:date>2019-06-21T11:40:29</dc:date><text:p><text:span text:style-name="T24">I am not very familiar with how apache is configured in pulp 2 (there are probably other pulp devs who know more) but +hyu@redhat.com is correct in that you will have to account for pulp traffic. I think there's more types of requests though beyond just the three outlined. For instance, we use crane (a small web server) to provide a docker api.</text:span></text:p></office:annotation></text:span><text:span text:style-name="T19"><office:annotation office:name="__Annotation__751_4094102170"><dc:creator>Robin Chan</dc:creator><dc:date>2019-06-21T10:42:03</dc:date><text:p><text:span text:style-name="T24">+dadavis@redhat.com can help with Pulp 2/Sat 6.5 questions. <text:s/>However looks like Hao is pointing to needing a foreman person to fully explain.</text:span></text:p></office:annotation></text:span><text:span text:style-name="T19"><office:annotation office:name="__Annotation__749_4094102170"><dc:creator>Jan Hutar</dc:creator><dc:date>2019-06-21T08:34:18</dc:date><text:p><text:span text:style-name="T24">Uh, nice! But I lack expertise here.</text:span></text:p><text:p/><text:p><text:span text:style-name="T24">+rchan@redhat.com please could you help us explain what Apache's ServerLimit/MaxRequestsWorker should be from Pulp2 point of view? This is in context of Satellite 6.5, and main ask is to check calculation in link above. Thank you!</text:span></text:p></office:annotation></text:span><text:span text:style-name="T19"><office:annotation office:name="__Annotation__747_4094102170"><dc:creator>Hao Chang Yu</dc:creator><dc:date>2019-06-19T14:10:55</dc:date><text:p><text:span text:style-name="T24">I wrote my explanation here:</text:span></text:p><text:p><text:span text:style-name="T24">http://pastebin.test.redhat.com/773162</text:span></text:p><text:p><text:span text:style-name="T24">Let me know your thought. Thanks.</text:span></text:p></office:annotation></text:span><text:span text:style-name="T19"><office:annotation office:name="__Annotation__745_4094102170"><dc:creator>Jan Hutar</dc:creator><dc:date>2019-06-19T07:01:18</dc:date><text:p><text:span text:style-name="T24">That should be handled by Passenger, or am I missing something?</text:span></text:p></office:annotation></text:span><text:span text:style-name="T19"><office:annotation office:name="__Annotation__743_4094102170"><dc:creator>Hao Chang Yu</dc:creator><dc:date>2019-06-19T04:43:07</dc:date><text:p><text:span text:style-name="T24">Might also need to consider some spare connections for concurrent patching (Yum content downloads, upload package profile, regenerate applicability requests etc)</text:span></text:p></office:annotation></text:span><text:span text:style-name="T19">ServerLimit = PassengerMaxPoolSize + PassengerMaxRequestQueueSize + </text:span><text:span text:style-name="T19"><office:annotation office:name="__Annotation__740_4094102170"><dc:creator>Alexey Masolov</dc:creator><dc:date>2019-06-21T06:54:03</dc:date><text:p><text:span text:style-name="T24">That should be handled by Passenger AFAIK. Looks like +hyu@redhat.com has a point</text:span></text:p></office:annotation></text:span><text:span text:style-name="T19">Amount of content hosts being registered in parallel</text:span><office:annotation-end office:name="__Annotation__740_4094102170"/><text:span text:style-name="T19"> + number of launchable pulp processes</text:span><office:annotation-end office:name="__Annotation__743_4094102170"/><office:annotation-end office:name="__Annotation__745_4094102170"/><office:annotation-end office:name="__Annotation__747_4094102170"/><office:annotation-end office:name="__Annotation__749_4094102170"/><office:annotation-end office:name="__Annotation__751_4094102170"/><office:annotation-end office:name="__Annotation__753_4094102170"/></text:p>
      <text:p text:style-name="Standard">For example, an adequate value for ServerLimit on a Satellite 6.5 configuration that has PassengerMaxPoolSize set to 24, PassengerMaxRequestQueueSize set to 400 and expecting to register 150 content hosts in parallel with pulp configuration not being modified, can be calculated as shown below:</text:p>
      <text:p text:style-name="P2"><text:span text:style-name="T19"><office:annotation office:name="__Annotation__767_4094102170"><dc:creator>Jan Hutar</dc:creator><dc:date>2019-06-21T08:37:08</dc:date><text:p><text:span text:style-name="T24">Yep. Will see what Robin answers. Thank you again for looking into it</text:span></text:p></office:annotation></text:span><text:span text:style-name="T19"><office:annotation office:name="__Annotation__765_4094102170"><dc:creator>Hao Chang Yu</dc:creator><dc:date>2019-06-19T13:35:36</dc:date><text:p><text:span text:style-name="T24">Hi. It seems like you are talking about the celery workers but I am talking about the wsgi processes. This seems to confuse me because we are talking about the max number of concurrent connections here, but why we are need to consider the 8 celery workers here.</text:span></text:p></office:annotation></text:span><text:span text:style-name="T19"><office:annotation office:name="__Annotation__763_4094102170"><dc:creator>Jan Hutar</dc:creator><dc:date>2019-06-19T07:05:43</dc:date><text:p><text:span text:style-name="T24">Are all your pulp processes running? </text:span></text:p><text:p/><text:p><text:span text:style-name="T24"># ps ax | grep 'pulp.*worker' | grep -v grep | wc -l</text:span></text:p><text:p><text:span text:style-name="T24">8</text:span></text:p></office:annotation></text:span><text:span text:style-name="T19"><office:annotation office:name="__Annotation__761_4094102170"><dc:creator>Hao Chang Yu</dc:creator><dc:date>2019-06-19T03:11:18</dc:date><text:p><text:span text:style-name="T24">Just wondering how to count the 8. It seems only 7. Maybe I am wrong.</text:span></text:p><text:p/><text:p><text:span text:style-name="T24"><text:s text:c="11"/>├─ </text:span><text:span text:style-name="T24">4437 (wsgi:pulp) <text:s text:c="4"/>-DFOREGROUND</text:span></text:p><text:p><text:span text:style-name="T24"><text:s text:c="11"/>├─ </text:span><text:span text:style-name="T24">4438 (wsgi:pulp) <text:s text:c="4"/>-DFOREGROUND</text:span></text:p><text:p><text:span text:style-name="T24"><text:s text:c="11"/>├─ </text:span><text:span text:style-name="T24">4439 (wsgi:pulp) <text:s text:c="4"/>-DFOREGROUND</text:span></text:p><text:p><text:span text:style-name="T24"><text:s text:c="11"/>├─ </text:span><text:span text:style-name="T24">4440 (wsgi:pulp-cont -DFOREGROUND</text:span></text:p><text:p><text:span text:style-name="T24"><text:s text:c="11"/>├─ </text:span><text:span text:style-name="T24">4441 (wsgi:pulp-cont -DFOREGROUND</text:span></text:p><text:p><text:span text:style-name="T24"><text:s text:c="11"/>├─ </text:span><text:span text:style-name="T24">4442 (wsgi:pulp-cont -DFOREGROUND</text:span></text:p><text:p><text:span text:style-name="T24"><text:s text:c="11"/>├─ </text:span><text:span text:style-name="T24">4443 (wsgi:pulp_forg -DFOREGROUND</text:span></text:p></office:annotation></text:span><text:span text:style-name="T19">ServerLimit = 24 + 400 + 150 + 8 = 582</text:span><office:annotation-end office:name="__Annotation__761_4094102170"/><office:annotation-end office:name="__Annotation__763_4094102170"/><office:annotation-end office:name="__Annotation__765_4094102170"/><office:annotation-end office:name="__Annotation__767_4094102170"/></text:p>
      <text:p text:style-name="Heading_20_3"><text:bookmark text:name="_ffb8tv9sjojp"/><text:span text:style-name="T20">5.</text:span>2<text:span text:style-name="T20">.2 Increasing the MaxOpenFiles Limit</text:span></text:p>
      <text:p text:style-name="Standard">With the tuning in place, apache httpd can easily open a lot of file descriptors on the server which may exceed the default limit of most of the linux systems in place. To avoid any kind of issues that may arise as a result of exceeding max open files limit on the system, please create the following file and directory and set the contents of the file as specified in the below given example:</text:p>
      <text:p text:style-name="P32"><text:span text:style-name="T13">File: /etc/systemd/system/httpd.service.d/limits.conf</text:span></text:p>
      <text:p text:style-name="P32"><text:span text:style-name="T13">[Service]</text:span></text:p>
      <text:p text:style-name="P32"><text:span text:style-name="T13">LimitNOFILE=640000</text:span></text:p>
      <text:p text:style-name="Standard">Once the file has been edited, the following commands need to be run to make the tunings come into effect:</text:p>
      <text:p text:style-name="P29"><text:span text:style-name="T13">systemctl daemon-reload</text:span></text:p>
      <text:p text:style-name="P29"><text:span text:style-name="T13">foreman-maintain service restart</text:span></text:p>
      <text:p text:style-name="Heading_20_2"><text:bookmark text:name="_cgysqrqkh9v8"/><office:annotation office:name="__Annotation__787_4094102170"><dc:creator>Francesco Minafra</dc:creator><dc:date>2019-10-17T08:28:15</dc:date><text:p><text:span text:style-name="T24">The section numbering is correct here, but should be fixed in the pdf (which is accessible by customers). In the pdf it goes directly from 5.2.2 to 5.2.5</text:span></text:p></office:annotation>5.2.3 Calculating the maximum open files limit for qdrouterd<office:annotation-end office:name="__Annotation__787_4094102170"/></text:p>
      <text:p text:style-name="Standard">Calculate the limit for open files in qdrouterd using this formula: (Nx3) + 100, where N is the number of content hosts. Each content host may consume up to three file descriptors in the router, and 100 filedescriptors are required to run the router itself.</text:p>
      <text:p text:style-name="Standard">The following settings permit Satellite to scale up to 10,000 content hosts.</text:p>
      <text:p text:style-name="Standard"><text:soft-page-break/><text:span text:style-name="T16">5.2.3.1 qdrouterd settings</text:span></text:p>
      <text:p text:style-name="Standard">Add/Update qpid::router::open_file_limit <text:s/>in custom-hiera.yaml as shown below.</text:p>
      <text:p text:style-name="P29"><text:span text:style-name="T13">File: /etc/foreman-installer/custom-hiera.yaml</text:span></text:p>
      <text:p text:style-name="P32"><text:span text:style-name="T13"><office:annotation office:name="__Annotation__798_4094102170"><dc:creator>Imaanpreet Kaur</dc:creator><dc:date>2019-11-05T18:16:21</dc:date><text:p><text:span text:style-name="T24">Updated the value by referring this https://github.com/RedHatSatellite/satellite-support/blob/master/tuning-profiles/custom-hiera-medium-32G.yaml#L15-#L16</text:span></text:p></office:annotation></text:span><text:span text:style-name="T13">qpid::router::open_file_limit: 150100</text:span><office:annotation-end office:name="__Annotation__798_4094102170"/></text:p>
      <text:p text:style-name="Standard"><text:span text:style-name="T6">Note </text:span>The change must be applied via: </text:p>
      <text:p text:style-name="P32"><text:span text:style-name="T13"># satellite-installer</text:span></text:p>
      <text:p text:style-name="P32"><text:span text:style-name="T13"># systemctl daemon-reload</text:span></text:p>
      <text:p text:style-name="P32"><text:span text:style-name="T13"># foreman-maintain service restart</text:span></text:p>
      <text:p text:style-name="Heading_20_2"><text:bookmark text:name="_x9ovrwfom6sn"/>5.2.4 Calculating the maximum open files limit for qpidd</text:p>
      <text:p text:style-name="Standard">Calculate the limit for open files in qpidd using this formula: (Nx4) + 500, where N is the number of content hosts. A single content host can consume up to four file descriptors and 500 file descriptors are required for the operations of Broker (a component of qpidd).</text:p>
      <text:p text:style-name="Standard"><text:span text:style-name="T16">5.2.4.1 qpidd settings</text:span></text:p>
      <text:p text:style-name="Standard">Add/Update qpid::open_file_limit in /etc/foreman-installer/custom-hiera.yaml as shown below.</text:p>
      <text:p text:style-name="P29"><text:span text:style-name="T13">File: /etc/foreman-installer/custom-hiera.yaml</text:span></text:p>
      <text:p text:style-name="P32"><text:span text:style-name="T13"><office:annotation office:name="__Annotation__820_4094102170"><dc:creator>Imaanpreet Kaur</dc:creator><dc:date>2019-11-05T18:16:49</dc:date><text:p><text:span text:style-name="T24">Updated by referring this PR - https://github.com/RedHatSatellite/satellite-support/blob/master/tuning-profiles/custom-hiera-medium-32G.yaml#L15-#L16</text:span></text:p></office:annotation></text:span><text:span text:style-name="T13">qpid::open_file_limit: 65536</text:span><office:annotation-end office:name="__Annotation__820_4094102170"/></text:p>
      <text:p text:style-name="Standard"><text:span text:style-name="T6">Note </text:span>The change must be applied via: </text:p>
      <text:p text:style-name="P32"><text:span text:style-name="T13"># satellite-installer</text:span></text:p>
      <text:p text:style-name="P32"><text:span text:style-name="T13"># systemctl daemon-reload</text:span></text:p>
      <text:p text:style-name="P32"><text:span text:style-name="T13"># foreman-maintain service restart</text:span></text:p>
      <text:p text:style-name="Heading_20_2"><text:bookmark text:name="_2cfxdk4o6kgm"/>5.2.5 Maximum asynchronous input-output (AIO) requests</text:p>
      <text:p text:style-name="Standard"><text:span text:style-name="T22">Increase the maximum number of allowable concurrent AIO requests by increasing the kernel parameter </text:span><text:span text:style-name="T13">fs.aio-max-nr</text:span><text:span text:style-name="T22">.1. Edit configuration file </text:span><text:span text:style-name="T13">/etc/sysctl.conf</text:span><text:span text:style-name="T22">, setting the value of </text:span><text:span text:style-name="T13">fs.aio-max-nr</text:span><text:span text:style-name="T22"> to the desired maximum.</text:span></text:p>
      <text:p text:style-name="P32"><text:span text:style-name="T13">fs.aio-max-nr=23456</text:span></text:p>
      <text:p text:style-name="Heading_20_2"><text:bookmark text:name="_307476tjj2kl"/><text:soft-page-break/><text:span text:style-name="T23">In this example, 23456 is the maximum number of allowable concurrent AIO requests.</text:span></text:p>
      <text:p text:style-name="Standard"><text:span text:style-name="T22">This number should be bigger than 33 multiplied by the maximum number of the content hosts planned to be registered to Satellite. To apply the changes:</text:span></text:p>
      <text:p text:style-name="P32"><text:span text:style-name="T13"># sysctl -p</text:span></text:p>
      <text:p text:style-name="Heading_20_2"><text:bookmark text:name="_crua0i4i2eem"/><text:span text:style-name="T23">Rebooting the machine also ensures that this change is applied.</text:span></text:p>
      <text:p text:style-name="Heading_20_2"><text:bookmark text:name="_hya7so9m421o"/>5.2.6 Storage Considerations </text:p>
      <text:p text:style-name="Standard">Plan to have enough storage capacity for directory /var/lib/qpidd in advance when you are planning an installation that will use katello-agent extensively. In Red Hat Satellite 6, /var/lib/qpidd requires 2MB disk space per content host. See this <text:a xlink:type="simple" xlink:href="https://bugzilla.redhat.com/show_bug.cgi?id=1366323" text:style-name="ListLabel_20_74" text:visited-style-name="ListLabel_20_74"><text:span text:style-name="T2">bug</text:span></text:a> for more details.</text:p>
      <text:p text:style-name="Heading_20_2"><text:bookmark text:name="_dt3weqbmhx1g"/>5.2.7 mgmt-pub-interval setting</text:p>
      <text:p text:style-name="Standard">You might see the following error in /var/log/journal in Red Hat Enterprise Linux 7:</text:p>
      <text:p text:style-name="P31"><text:span text:style-name="T13">satellite.example.com qpidd[92464]: [Broker] error Channel exception: not-attached: Channel 2 is not attached(/builddir/build/BUILD/qpid-cpp-0.30/src/qpid/amqp_0_10/SessionHandler.cpp: 39)satellite.example.com<text:tab/>qpidd[92464]: [Protocol] error Connectionqpid.10.1.10.1:5671-10.1.10.1:53790 timed out: closing</text:span></text:p>
      <text:p text:style-name="Standard">This error message appears because qpid maintains management objects for queues, sessions, and connections and recycles them every ten seconds by default. The same object with the same ID is created, deleted, and created again. The old management object is not yet purged, which is why qpid throws this error. Here’s a workaround: lower the mgmt-pub-interval parameter from the default 10seconds to something lower. Add it to /etc/qpid/qpidd.conf and restart the qpidd service. <text:s/>See also Bug <text:a xlink:type="simple" xlink:href="https://bugzilla.redhat.com/show_bug.cgi?id=1335694#c7" text:style-name="ListLabel_20_74" text:visited-style-name="ListLabel_20_74"><text:span text:style-name="T2">1335694</text:span></text:a> comment 7.</text:p>
      <text:p text:style-name="Heading_20_2"><text:bookmark text:name="_9b52v9n5hgme"/>5.3 Passenger Tuning</text:p>
      <text:p text:style-name="P1">Passenger is a ruby application server which is used for serving the Foreman related requests to the clients. Passenger executes as a module inside the Apache httpd2 and handles the incoming requests directed towards the use of Foreman API or Satellite UI.</text:p>
      <text:p text:style-name="Standard">For any Satellite configuration that is supposed to handle a large number of clients or frequent operations, it is important for the Passenger to be tuned appropriately.</text:p>
      <text:p text:style-name="Standard">The below snippet provides an idea for tuning Passenger (see <text:a xlink:type="simple" xlink:href="#_7sfd6ip3ssx2" text:style-name="ListLabel_20_74" text:visited-style-name="ListLabel_20_74"><text:span text:style-name="T2">how to use custom-hiera.yaml file</text:span></text:a>; this will modify /etc/httpd/conf.modules.d/passenger_extra.conf file):</text:p>
      <text:p text:style-name="P29"><text:span text:style-name="T13">File: /etc/foreman-installer/custom-hiera.yaml</text:span></text:p>
      <text:p text:style-name="P29"><text:span text:style-name="T13">apache::mod::passenger::passenger_max_pool_size: 48</text:span></text:p>
      <text:p text:style-name="P29"><text:span text:style-name="T13">apache::mod::passenger::passenger_max_request_queue_size: 400</text:span></text:p>
      <text:p text:style-name="Standard">In the above example, we set the tuning for two important keys inside Passenger:</text:p>
      <text:p text:style-name="P1"><text:span text:style-name="T8">PassengerMaxPoolSize: </text:span>The parameter defines how many ruby application instances can be launched by Passenger once the process has started. To calculate an optimal value for the parameter, multiply the total number of VCPUs available in your deployment by 2 and that is the value for the PassengerMaxPoolSize parameter.</text:p>
      <text:p text:style-name="P1"><text:span text:style-name="T8">PassengerMaxRequestQueueSize: </text:span>The PassengerMaxRequestQueueSize parameter defines how many requests can passenger queue for processing. The value for this parameter should never exceed the value of ServerLimit parameter set for the Apache httpd2.</text:p>
      <text:p text:style-name="Heading_20_2"><text:bookmark text:name="_9ao2cjnza30m"/>5.4 Foreman Tuning</text:p>
      <text:p text:style-name="Standard"><text:soft-page-break/>Foreman is the central application which provides the majority of the Satellite functionality as well as the GUI of Satellite. Under heavy load, the Foreman might need some amount of scaling up so as to provide adequate response times to the incoming requests.</text:p>
      <text:p text:style-name="Standard">Installer option “--foreman-passenger-min-instances 12” (defaults to 1) can be used to tune Foreman application (that will set “PassengerMinInstances” in /etc/httpd/conf.d/05-foreman-ssl.conf file).</text:p>
      <text:p text:style-name="Standard"><text:span text:style-name="T8">PassengerMinInstances: </text:span>The configuration key tells how many application instances should be running every time even when no load is being experienced by the application. To calculate an optimal value for the configuration key, divide the value of PassengerMaxPoolSize by 2. One of the repercussions that may be seen with such a tuning is the increased memory usage on the system attributed to the fact of having more foreman instances running during ideal conditions.</text:p>
      <text:p text:style-name="Heading_20_2"><text:bookmark text:name="_tldqyxn77q5j"/>5.5 Dynflow Tuning</text:p>
      <text:p text:style-name="Standard">Dynflow is the workflow management system and task orchestrator which is built as a plugin inside Foreman and is used to execute the different tasks of Satellite in an out-of-order execution manner. Under the conditions when there are a lot of clients checking in on Satellite and running a number of tasks, the Dynflow can take some help from added tunings which involves setting how many executors can it launch, how it handles the memory usage of the executors etc.</text:p>
      <text:p text:style-name="Standard">The following configuration snippet provides more information about the tunings involved related to Dynflow:</text:p>
      <text:p text:style-name="P29"><text:span text:style-name="T13">File: /etc/sysconfig/dynflowd:<text:line-break/><text:line-break/>EXECUTORS_COUNT=2</text:span></text:p>
      <text:p text:style-name="P29"><text:span text:style-name="T13">EXECUTOR_MEMORY_LIMIT=3gb</text:span></text:p>
      <text:p text:style-name="P29"><text:span text:style-name="T13">EXECUTOR_MEMORY_MONITOR_DELAY=1800</text:span></text:p>
      <text:p text:style-name="P29"><text:span text:style-name="T13">EXECUTOR_MEMORY_MONITOR_INTERVAL=120</text:span></text:p>
      <text:p text:style-name="Standard">In the above tuning example, we worked with 4 configuration keys:</text:p>
      <text:p text:style-name="P1"><text:span text:style-name="T8">EXECUTORS_COUNT: </text:span>The key is used to configure how many executors will be launched by the Dynflow to handle the workflow management and task orchestration jobs. Usually an optimal value for this is in the range of 1-5 with diminishing gains if taken beyond that. Some of the tasks which may see an improvement over with the increased executor count is the ability to handle more number of concurrent package reporting from the content hosts.</text:p>
      <text:p text:style-name="P1"><text:span text:style-name="T8">EXECUTOR_MEMORY_LIMIT: </text:span>The key defines the maximum amount of memory that can be used by an executor before it is recycled. An optimal value for this will be in the range of 2-3 GB depending upon the amount of resources your system has.</text:p>
      <text:p text:style-name="P1"><text:span text:style-name="T8">EXECUTOR_MEMORY_MONITOR_DELAY: </text:span>The key defines the time before the first memory usage polling takes place after an executor has launched. The value for this is provided in number of seconds and should be kept between 1800 to 3600 seconds for keeping the memory usage of Dynflow in check.</text:p>
      <text:p text:style-name="P1"><text:span text:style-name="T8">EXECUTOR_MEMORY_MONITOR_INTERVAL: </text:span>The key defines how frequently the memory usage of an executor should be monitored so as to recycle it once it has crossed the threshold value for the memory usage.</text:p>
      <text:p text:style-name="Heading_20_2"><text:bookmark text:name="_3cgw49agcj61"/>5.6<office:annotation office:name="__Annotation__936_4094102170"><dc:creator>Andrew Puch</dc:creator><dc:date>2019-06-19T17:49:46</dc:date><text:p><text:span text:style-name="T24">+mmccune@redhat.com where is +30k external db ? https://access.redhat.com/articles/3586701</text:span></text:p><text:p><text:span text:style-name="T24">_Assigned to Mike McCune_</text:span></text:p></office:annotation> PostgreSQL Tuning<office:annotation-end office:name="__Annotation__936_4094102170"/></text:p>
      <text:p text:style-name="P1">PostgreSQL is the primary SQL based database that is used by Satellite for the storage of persistent context across a wide variety of tasks that Satellite does. The database sees an extensive usage is usually working on to provide the Satellite with the data which it needs for its smooth functioning. This makes PostgreSQL a heavily used process which if tuned can have a number of benefits on the overall operational response of Satellite.</text:p>
      <text:p text:style-name="P1">The below set of tunings can be applied to PostgreSQL to improve its response times (see <text:a xlink:type="simple" xlink:href="#_7sfd6ip3ssx2" text:style-name="ListLabel_20_74" text:visited-style-name="ListLabel_20_74"><text:span text:style-name="T2">how to use custom-hiera.yaml file</text:span></text:a>; this will modify /var/lib/pgsql/data/postgresql.conf file)</text:p>
      <text:p text:style-name="P30"><text:span text:style-name="T13">File: /etc/foreman-installer/custom-hiera.yaml</text:span></text:p>
      <text:p text:style-name="P30"><text:span text:style-name="T13">postgresql::server::config_entries:</text:span></text:p>
      <text:p text:style-name="P30"><text:span text:style-name="T13"><text:s text:c="4"/>max_connections: 1000</text:span></text:p>
      <text:p text:style-name="P30"><text:soft-page-break/><text:span text:style-name="T13"><text:s text:c="4"/>shared_buffers: 2GB</text:span></text:p>
      <text:p text:style-name="P30"><text:span text:style-name="T13"><text:s text:c="4"/>work_mem: 8MB</text:span></text:p>
      <text:p text:style-name="P30"><text:span text:style-name="T13"><text:s text:c="4"/>checkpoint_segments: 32</text:span></text:p>
      <text:p text:style-name="P30"><text:span text:style-name="T13"><text:s text:c="4"/>autovacuum_vacuum_cost_limit: 2000</text:span></text:p>
      <text:p text:style-name="Standard">In the above tuning configuration, there are a certain set of keys which we have altered:</text:p>
      <text:p text:style-name="P1"><text:span text:style-name="T8"><office:annotation office:name="__Annotation__953_4094102170"><dc:creator>Ewoud Kohl van Wijngaarden</dc:creator><dc:date>2018-12-18T15:02:29</dc:date><text:p><text:span text:style-name="T24">In upstream we default to 500 but in downstream we can increase this.</text:span></text:p></office:annotation></text:span><text:span text:style-name="T8">max_connections</text:span><office:annotation-end office:name="__Annotation__953_4094102170"/><text:span text:style-name="T8">: </text:span>The key defines the maximum number of connections that can be accepted by the PostgreSQL processes that are running. An optimal value for the parameter will be equal to the nearest multiple of 100 of the ServerLimit value of Apache httpd2 multiplied by 2. For example, if ServerLimit is set to 582, we can set the max_connections to 1000.</text:p>
      <text:p text:style-name="P1"><text:span text:style-name="T8"><office:annotation office:name="__Annotation__959_4094102170"><dc:creator>Ewoud Kohl van Wijngaarden</dc:creator><dc:date>2018-12-18T15:01:46</dc:date><text:p><text:span text:style-name="T24">In upstream we default to 512MB but in downstream we can increase this.</text:span></text:p></office:annotation></text:span><text:span text:style-name="T8">shared_buffers</text:span><office:annotation-end office:name="__Annotation__959_4094102170"/><text:span text:style-name="T8">: </text:span>The shared buffers define the memory used by all the active connections inside postgresql to store the data for the different database operations. An optimal value for this will vary between 2 GB to a maximum of 25% of your total system memory depending upon the frequency of the operations being conducted on Satellite.</text:p>
      <text:p text:style-name="P1"><text:span text:style-name="T8">work_mem: </text:span>The work_mem is the memory that is allocated on per process basis for Postgresql and is used to store the intermediate results of the operations that are being performed by the process. Setting this value to 8 MB should be more than enough for most of the intensive operations on Satellite.</text:p>
      <text:p text:style-name="P1"><text:span text:style-name="T8">checkpoint_segments: </text:span>The key defines the threshold after which the database should flush the contents WAL. Every segment is usually of 16 MB in size and the total checkpoint size is defined by checkpoint_segments multiplied by 16 MB. Once this much amount of WAL logs are filled, a checkpoint occurs flushing the contents of the WAL to storage.</text:p>
      <text:p text:style-name="P1">autovacuum_vacuum_cost_limit: The key defines the cost limit value for the vacuuming operation inside the autovacuum process to clean up the dead tuples inside the database relations. The cost limit defines the number of tuples that can be processed in a single run by the process. An optimal value for this is 2000 based on the general load that Satellite pushes on the PostgreSQL server process.</text:p>
      <text:p text:style-name="Heading_20_3"><text:bookmark text:name="_89ki8srr1gc4"/><office:annotation office:name="__Annotation__983_4094102170"><dc:creator>Andrew Puch</dc:creator><dc:date>2019-06-19T09:21:24</dc:date><text:p><text:span text:style-name="T24">We still need to have stats , imho this should be done on vmware as %90+ of on prem sat is on vmware we should have a base line that people should be able to Roseta stone Vmware number to X,Y,Z platforms and we could have rhev to for corp rh marketing etc.</text:span></text:p><text:p/><text:p><text:span text:style-name="T24">I worked at IBM zif Davis perf labs for db2 and oracle tuning for Ibm websphere</text:span></text:p></office:annotation><office:annotation office:name="__Annotation__981_4094102170"><dc:creator>Jan Hutar</dc:creator><dc:date>2019-06-19T07:09:39</dc:date><text:p><text:span text:style-name="T24">+apuch@redhat.com that testing was meant just to check how the procedures works and if they are breaking Satellite in any way we are able to simply detect, not for actual perf test.</text:span></text:p></office:annotation><office:annotation office:name="__Annotation__979_4094102170"><dc:creator>Andrew Puch</dc:creator><dc:date>2019-06-12T17:58:16</dc:date><text:p><text:span text:style-name="T24">this perf test what were the settings ? <text:s/>aka ram and number of cores ?</text:span></text:p></office:annotation><office:annotation office:name="__Annotation__977_4094102170"><dc:creator>Imaanpreet Kaur</dc:creator><dc:date>2019-06-12T09:13:13</dc:date><text:p><text:span text:style-name="T24">Tested and results are here https://docs.google.com/document/d/1oXa1rOVXfqhCL3hWZW0sZHhxTjdKSQiuOb3yV6cVZ4E/edit</text:span></text:p><text:p><text:span text:style-name="T24">+jhutar@redhat.com</text:span></text:p></office:annotation>5.6.1 Benchmarking raw DB performance<office:annotation-end office:name="__Annotation__977_4094102170"/><office:annotation-end office:name="__Annotation__979_4094102170"/><office:annotation-end office:name="__Annotation__981_4094102170"/><office:annotation-end office:name="__Annotation__983_4094102170"/></text:p>
      <text:p text:style-name="Standard">To get a list of the top table sizes in disk space for both Candlepin and Foreman, check <text:a xlink:type="simple" xlink:href="https://github.com/RedHatSatellite/satellite-support/blob/master/postgres-size-report" text:style-name="ListLabel_20_74" text:visited-style-name="ListLabel_20_74"><text:span text:style-name="T2">postgres-size-report</text:span></text:a> script in <text:a xlink:type="simple" xlink:href="https://github.com/RedHatSatellite/satellite-support" text:style-name="ListLabel_20_74" text:visited-style-name="ListLabel_20_74"><text:span text:style-name="T2">satellite-support</text:span></text:a> git repository.</text:p>
      <text:p text:style-name="Standard">PGbench utility (note you may need to resize PostgreSQL data directory /var/lib/pgsql/ directory to 100GB or what does benchmark take to run) might be used to measure PostgreSQL performance on your system. Use yum install postgresql-contrib to install it. Some resources are:</text:p>
      <text:list xml:id="list621111891" text:style-name="WWNum5">
        <text:list-item>
          <text:p text:style-name="P19"><text:a xlink:type="simple" xlink:href="https://blog.codeship.com/tuning-postgresql-with-pgbench/" text:style-name="ListLabel_20_74" text:visited-style-name="ListLabel_20_74"><text:span text:style-name="T2">https://blog.codeship.com/tuning-postgresql-with-pgbench/</text:span></text:a></text:p>
        </text:list-item>
      </text:list>
      <text:p text:style-name="Standard">Choice of filesystem for PostgreSQL data directory might matter as well:</text:p>
      <text:list xml:id="list181259066738794" text:continue-numbering="true" text:style-name="WWNum5">
        <text:list-item>
          <text:p text:style-name="P19"><text:a xlink:type="simple" xlink:href="https://blog.pgaddict.com/posts/postgresql-performance-on-ext4-and-xfs" text:style-name="ListLabel_20_74" text:visited-style-name="ListLabel_20_74"><text:span text:style-name="T2">https://blog.pgaddict.com/posts/postgresql-performance-on-ext4-and-xfs</text:span></text:a></text:p>
        </text:list-item>
      </text:list>
      <text:p text:style-name="Standard">Note:</text:p>
      <text:list xml:id="list664146729" text:style-name="WWNum1">
        <text:list-item>
          <text:p text:style-name="P24">Never do any testing on production system and without valid backup.</text:p>
        </text:list-item>
        <text:list-item>
          <text:p text:style-name="P26">Before you start testing, see how big the database files are. Testing with a really small database would not produce any meaningful results. E.g. if the DB is only 20G and the buffer pool is 32G, it won't show problems with large number of connections because the data will be completely buffered.</text:p>
        </text:list-item>
      </text:list>
      <text:p text:style-name="P39"><text:bookmark text:name="_2nts0ymudnnb"/></text:p>
      <text:p text:style-name="P39"><text:bookmark text:name="_33axpa7pc0ix"/>5.7 MongoDb Tuning</text:p>
      <text:p text:style-name="P38"><text:bookmark text:name="_drz22elbe9nu"/><text:soft-page-break/>5.7.1 Benchmarking raw performance</text:p>
      <text:p text:style-name="Standard">To get a size report of MongoDB, use <text:a xlink:type="simple" xlink:href="https://github.com/RedHatSatellite/satellite-support/blob/master/mongo-size-report" text:style-name="ListLabel_20_74" text:visited-style-name="ListLabel_20_74"><text:span text:style-name="T2">mongo-size-report</text:span></text:a> from <text:a xlink:type="simple" xlink:href="https://github.com/RedHatSatellite/satellite-support/" text:style-name="ListLabel_20_74" text:visited-style-name="ListLabel_20_74"><text:span text:style-name="T2">satellite-support</text:span></text:a> repository.</text:p>
      <text:p text:style-name="Standard">Utility used for checking IO speed specific to MongoDB:</text:p>
      <text:list xml:id="list879317149" text:style-name="WWNum2">
        <text:list-item>
          <text:p text:style-name="P20"><text:a xlink:type="simple" xlink:href="https://www.mongodb.com/blog/post/checking-disk-performance-with-the-mongoperf" text:style-name="ListLabel_20_74" text:visited-style-name="ListLabel_20_74"><text:span text:style-name="T2">https://www.mongodb.com/blog/post/checking-disk-performance-with-the-mongoperf</text:span></text:a></text:p>
        </text:list-item>
      </text:list>
      <text:p text:style-name="Standard">For MongoDB benchmark meant to run on (stage) Satellite installs, check <text:a xlink:type="simple" xlink:href="https://github.com/RedHatSatellite/satellite-support/blob/master/mongo-benchmark" text:style-name="ListLabel_20_74" text:visited-style-name="ListLabel_20_74"><text:span text:style-name="T2">mongo-benchmark</text:span></text:a> tool in <text:s/><text:a xlink:type="simple" xlink:href="https://github.com/RedHatSatellite/satellite-support" text:style-name="ListLabel_20_74" text:visited-style-name="ListLabel_20_74"><text:span text:style-name="T2">satellite-support</text:span></text:a> git repository.</text:p>
      <text:p text:style-name="Standard">Depending on a disk drive type, file system choice (ext4 or xfs) for MongoDB storage directory might be important:</text:p>
      <text:list xml:id="list493064730" text:style-name="WWNum4">
        <text:list-item>
          <text:p text:style-name="P21"><text:a xlink:type="simple" xlink:href="https://scalegrid.io/blog/xfs-vs-ext4-comparing-mongodb-performance-on-aws-ec2/" text:style-name="ListLabel_20_74" text:visited-style-name="ListLabel_20_74"><text:span text:style-name="T2">https://scalegrid.io/blog/xfs-vs-ext4-comparing-mongodb-performance-on-aws-ec2/</text:span></text:a></text:p>
        </text:list-item>
      </text:list>
      <text:p text:style-name="Standard">Note:</text:p>
      <text:list xml:id="list181258897705915" text:continue-list="list664146729" text:style-name="WWNum1">
        <text:list-item>
          <text:p text:style-name="P22">Never do any testing on production system and without valid backup.</text:p>
        </text:list-item>
      </text:list>
      <text:p text:style-name="P10"/>
      <text:p text:style-name="P10"/>
      <text:p text:style-name="P36"><text:bookmark text:name="_s01cl0bvzwkb"/>Chapter 6: Satellite Configuration for External Databases for Postgres / MongoDB </text:p>
      <text:p text:style-name="Standard">Red Hat Satellite can use external Database for MongoDB and Postgres but we feel this is an anti pattern due the added complexity of vm snapshot snapshots as this is better able to be handled by other means of scaling such as <text:s/>performance tuning that is outlined in this document or the hub/spoke model of Satellite and slave satellites. <text:s/></text:p>
      <text:p text:style-name="Heading_20_2"><text:bookmark text:name="_8eokcyui7m4s"/>6.1 <text:s/>cite</text:p>
      <text:p text:style-name="Heading_20_2"><text:bookmark text:name="_wp3hx39556yy"/><text:a xlink:type="simple" xlink:href="https://access.redhat.com/articles/3586701" text:style-name="ListLabel_20_74" text:visited-style-name="ListLabel_20_74"><text:span text:style-name="T2">https://access.redhat.com/articles/3586701</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11in" loext:contextual-spacing="false" fo:line-height="108%"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text-align="center" style:justify-single-word="false" fo:keep-together="always" fo:keep-with-next="always"/>
      <style:text-properties fo:color="#ee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top="0.278in" fo:margin-bottom="0in" loext:contextual-spacing="false" fo:line-height="108%" fo:keep-together="always" fo:keep-with-next="always"/>
      <style:text-properties fo:color="#cc0000" fo:font-size="13pt" style:font-size-asian="13pt" style:font-size-complex="13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08%" fo:keep-together="always" fo:keep-with-next="always"/>
      <style:text-properties fo:color="#cc0000"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028in" fo:margin-bottom="0.389in" loext:contextual-spacing="false" fo:line-height="90%" fo:text-align="start" style:justify-single-word="false" fo:keep-together="always" fo:keep-with-next="always"/>
      <style:text-properties fo:color="#ee0000" style:font-name="Arial" fo:font-family="Arial" style:font-family-generic="roman" style:font-pitch="variable" fo:font-size="36pt" style:font-name-asian="Arial1" style:font-family-asian="Arial" style:font-family-generic-asian="system" style:font-pitch-asian="variable" style:font-size-asian="36pt" style:font-name-complex="Arial1" style:font-family-complex="Arial"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0555in" fo:margin-bottom="0.028in" loext:contextual-spacing="false" fo:line-height="100%" fo:text-align="start" style:justify-single-word="false" fo:keep-together="always" fo:keep-with-next="always"/>
      <style:text-properties fo:font-variant="small-caps" fo:color="#ee00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563c1"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text-underline-style="solid" style:text-underline-width="auto" style:text-underline-color="font-color"/>
    </style:style>
    <style:style style:name="ListLabel_20_75" style:display-name="ListLabel 75" style:family="text">
      <style:text-properties fo:color="#1155cc" style:text-underline-style="solid" style:text-underline-width="auto" style:text-underline-color="font-color" fo:background-color="#ffffff"/>
    </style:style>
    <style:style style:name="ListLabel_20_76" style:display-name="ListLabel 7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text-align="start" style:justify-single-word="false"/>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1.jpg" text:anchor-type="char" svg:x="0.1252in" svg:y="0.1252in" svg:width="1.1193in" svg:height="0.2661in" draw:z-index="21"><draw:image xlink:href="Pictures/10000000000004CA00000122CA004E2F1BFFD854.jpg" xlink:type="simple" xlink:show="embed" xlink:actuate="onLoad" loext:mime-type="image/jpeg"/></draw:frame></text:p>
      </style:header>
      <style:footer>
        <text:p text:style-name="MP2"><text:page-number text:select-page="current">2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First_20_Page" style:display-name="First Page" style:page-layout-name="Mpm3" style:next-style-name="Standard">
      <style:header>
        <text:p text:style-name="Standard"/>
      </style:header>
      <style:footer>
        <text:p text:style-name="Standard"><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23" meta:paragraph-count="293" meta:word-count="4477" meta:character-count="29519" meta:non-whitespace-character-count="25301"/>
    <meta:generator>LibreOfficeDev/6.0.5.2$Linux_X86_64 LibreOffice_project/</meta:generator>
  </office:meta>
</office:document-meta>
</file>